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AN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aneir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297.99" table:style-name="ce14">
            <text:p>1.298<text:s/></text:p>
          </table:table-cell>
          <table:table-cell office:value-type="float" office:value="325755.33" table:style-name="ce14">
            <text:p>325.755<text:s/></text:p>
          </table:table-cell>
          <table:table-cell office:value-type="float" office:value="41369411.579999998" table:style-name="ce14">
            <text:p>41.369.412<text:s/></text:p>
          </table:table-cell>
          <table:table-cell office:value-type="float" office:value="5782.8" table:style-name="ce14">
            <text:p>5.783<text:s/></text:p>
          </table:table-cell>
          <table:table-cell office:value-type="float" office:value="62617688.520000003" table:style-name="ce14">
            <text:p>62.617.689<text:s/></text:p>
          </table:table-cell>
          <table:table-cell office:value-type="float" office:value="38424955.950000003" table:style-name="ce14">
            <text:p>38.424.956<text:s/></text:p>
          </table:table-cell>
          <table:table-cell office:value-type="float" office:value="4606711.66" table:style-name="ce14">
            <text:p>4.606.712<text:s/></text:p>
          </table:table-cell>
          <table:table-cell office:value-type="float" office:value="146940315.16999999" table:style-name="ce14">
            <text:p>146.940.315<text:s/></text:p>
          </table:table-cell>
          <table:table-cell office:value-type="float" office:value="51332671.810000002" table:style-name="ce14">
            <text:p>51.332.672<text:s/></text:p>
          </table:table-cell>
          <table:table-cell office:value-type="float" office:value="21757293.25" table:style-name="ce14">
            <text:p>21.757.293<text:s/></text:p>
          </table:table-cell>
          <table:table-cell office:value-type="float" office:value="84324173.799999997" table:style-name="ce14">
            <text:p>84.324.174<text:s/></text:p>
          </table:table-cell>
          <table:table-cell office:value-type="float" office:value="175166.74" table:style-name="ce14">
            <text:p>175.167<text:s/></text:p>
          </table:table-cell>
          <table:table-cell office:value-type="float" office:value="1081380.73" table:style-name="ce14">
            <text:p>1.081.381<text:s/></text:p>
          </table:table-cell>
          <table:table-cell office:value-type="float" office:value="4919002.08" table:style-name="ce14">
            <text:p>4.919.002<text:s/></text:p>
          </table:table-cell>
          <table:table-cell office:value-type="float" office:value="4402807.5599999996" table:style-name="ce14">
            <text:p>4.402.808<text:s/></text:p>
          </table:table-cell>
          <table:table-cell office:value-type="float" office:value="103026627.93000001" table:style-name="ce14">
            <text:p>103.026.628<text:s/></text:p>
          </table:table-cell>
          <table:table-cell office:value-type="float" office:value="10674.31" table:style-name="ce14">
            <text:p>10.674<text:s/></text:p>
          </table:table-cell>
          <table:table-cell office:value-type="float" office:value="269089474.19" table:style-name="ce14">
            <text:p>269.089.474<text:s/></text:p>
          </table:table-cell>
          <table:table-cell office:value-type="float" office:value="239515538.86000001" table:style-name="ce14">
            <text:p>239.515.539<text:s/></text:p>
          </table:table-cell>
          <table:table-cell office:value-type="float" office:value="797348.55" table:style-name="ce14">
            <text:p>797.349<text:s/></text:p>
          </table:table-cell>
          <table:table-cell office:value-type="float" office:value="26386.57" table:style-name="ce14">
            <text:p>26.387<text:s/></text:p>
          </table:table-cell>
          <table:table-cell office:value-type="float" office:value="30902.04" table:style-name="ce14">
            <text:p>30.902<text:s/></text:p>
          </table:table-cell>
          <table:table-cell office:value-type="float" office:value="117134218.31" table:style-name="ce14">
            <text:p>117.134.218<text:s/></text:p>
          </table:table-cell>
          <table:table-cell office:value-type="float" office:value="514528852.88999999" table:style-name="ce14">
            <text:p>514.528.853<text:s/></text:p>
          </table:table-cell>
          <table:table-cell office:value-type="float" office:value="194312.84" table:style-name="ce14">
            <text:p>194.313<text:s/></text:p>
          </table:table-cell>
          <table:table-cell office:value-type="float" office:value="1532072645.0899999" table:style-name="ce14">
            <text:p>1.532.072.645<text:s/></text:p>
          </table:table-cell>
          <table:table-cell office:value-type="float" office:value="287.54000000000002" table:style-name="ce14">
            <text:p>288<text:s/></text:p>
          </table:table-cell>
          <table:table-cell office:value-type="float" office:value="3238711684.0899997" table:style-name="ce15">
            <text:p>3.238.711.6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4" table:style-name="ce17">
            <text:p>(0)</text:p>
          </table:table-cell>
          <table:table-cell office:value-type="float" office:value="1479.08" table:style-name="ce17">
            <text:p>1.479<text:s/></text:p>
          </table:table-cell>
          <table:table-cell office:value-type="float" office:value="-8.34" table:style-name="ce17">
            <text:p>(8)</text:p>
          </table:table-cell>
          <table:table-cell office:value-type="float" office:value="0" table:style-name="ce17">
            <text:p>-<text:s/></text:p>
          </table:table-cell>
          <table:table-cell office:value-type="float" office:value="-117.56" table:style-name="ce17">
            <text:p>(118)</text:p>
          </table:table-cell>
          <table:table-cell office:value-type="float" office:value="630.80999999999995" table:style-name="ce17">
            <text:p>631<text:s/></text:p>
          </table:table-cell>
          <table:table-cell office:value-type="float" office:value="1289.24" table:style-name="ce17">
            <text:p>1.289<text:s/></text:p>
          </table:table-cell>
          <table:table-cell office:value-type="float" office:value="-658.7" table:style-name="ce17">
            <text:p>(659)</text:p>
          </table:table-cell>
          <table:table-cell office:value-type="float" office:value="-63.31" table:style-name="ce17">
            <text:p>(63)</text:p>
          </table:table-cell>
          <table:table-cell office:value-type="float" office:value="-7.83" table:style-name="ce17">
            <text:p>(8)</text:p>
          </table:table-cell>
          <table:table-cell office:value-type="float" office:value="-919.73" table:style-name="ce17">
            <text:p>(920)</text:p>
          </table:table-cell>
          <table:table-cell office:value-type="float" office:value="-32.83" table:style-name="ce17">
            <text:p>(33)</text:p>
          </table:table-cell>
          <table:table-cell office:value-type="float" office:value="2454.62" table:style-name="ce17">
            <text:p>2.455<text:s/></text:p>
          </table:table-cell>
          <table:table-cell office:value-type="float" office:value="18873.95" table:style-name="ce17">
            <text:p>18.874<text:s/></text:p>
          </table:table-cell>
          <table:table-cell office:value-type="float" office:value="-985.09" table:style-name="ce17">
            <text:p>(985)</text:p>
          </table:table-cell>
          <table:table-cell office:value-type="float" office:value="-232.59" table:style-name="ce17">
            <text:p>(233)</text:p>
          </table:table-cell>
          <table:table-cell office:value-type="float" office:value="-1.55" table:style-name="ce17">
            <text:p>(2)</text:p>
          </table:table-cell>
          <table:table-cell office:value-type="float" office:value="172268.51" table:style-name="ce17">
            <text:p>172.269<text:s/></text:p>
          </table:table-cell>
          <table:table-cell office:value-type="float" office:value="-126.37" table:style-name="ce17">
            <text:p>(126)</text:p>
          </table:table-cell>
          <table:table-cell office:value-type="float" office:value="-1.45" table:style-name="ce17">
            <text:p>(1)</text:p>
          </table:table-cell>
          <table:table-cell office:value-type="float" office:value="-4.47" table:style-name="ce17">
            <text:p>(4)</text:p>
          </table:table-cell>
          <table:table-cell office:value-type="float" office:value="-4.95" table:style-name="ce17">
            <text:p>(5)</text:p>
          </table:table-cell>
          <table:table-cell office:value-type="float" office:value="77034.399999999994" table:style-name="ce17">
            <text:p>77.034<text:s/></text:p>
          </table:table-cell>
          <table:table-cell office:value-type="float" office:value="357729.62" table:style-name="ce17">
            <text:p>357.730<text:s/></text:p>
          </table:table-cell>
          <table:table-cell office:value-type="float" office:value="48912.91" table:style-name="ce17">
            <text:p>48.913<text:s/></text:p>
          </table:table-cell>
          <table:table-cell office:value-type="float" office:value="1493014.19" table:style-name="ce17">
            <text:p>1.493.014<text:s/></text:p>
          </table:table-cell>
          <table:table-cell office:value-type="float" office:value="-3.28" table:style-name="ce17">
            <text:p>(3)</text:p>
          </table:table-cell>
          <table:table-cell office:value-type="float" office:value="2170518.8800000004" table:style-name="ce18">
            <text:p>2.170.5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74835.18" table:style-name="ce17">
            <text:p>374.835<text:s/></text:p>
          </table:table-cell>
          <table:table-cell office:value-type="float" office:value="8951425.7799999993" table:style-name="ce17">
            <text:p>8.951.426<text:s/></text:p>
          </table:table-cell>
          <table:table-cell office:value-type="float" office:value="9101227.8599999994" table:style-name="ce17">
            <text:p>9.101.228<text:s/></text:p>
          </table:table-cell>
          <table:table-cell office:value-type="float" office:value="68202.570000000007" table:style-name="ce17">
            <text:p>68.203<text:s/></text:p>
          </table:table-cell>
          <table:table-cell office:value-type="float" office:value="128563960.45" table:style-name="ce17">
            <text:p>128.563.960<text:s/></text:p>
          </table:table-cell>
          <table:table-cell office:value-type="float" office:value="40978516.560000002" table:style-name="ce17">
            <text:p>40.978.517<text:s/></text:p>
          </table:table-cell>
          <table:table-cell office:value-type="float" office:value="9547436.5700000003" table:style-name="ce17">
            <text:p>9.547.437<text:s/></text:p>
          </table:table-cell>
          <table:table-cell office:value-type="float" office:value="147602772.16" table:style-name="ce17">
            <text:p>147.602.772<text:s/></text:p>
          </table:table-cell>
          <table:table-cell office:value-type="float" office:value="48085575.700000003" table:style-name="ce17">
            <text:p>48.085.576<text:s/></text:p>
          </table:table-cell>
          <table:table-cell office:value-type="float" office:value="7890915.0499999998" table:style-name="ce17">
            <text:p>7.890.915<text:s/></text:p>
          </table:table-cell>
          <table:table-cell office:value-type="float" office:value="643281934.25" table:style-name="ce17">
            <text:p>643.281.934<text:s/></text:p>
          </table:table-cell>
          <table:table-cell office:value-type="float" office:value="11301733.390000001" table:style-name="ce17">
            <text:p>11.301.733<text:s/></text:p>
          </table:table-cell>
          <table:table-cell office:value-type="float" office:value="12939355.609999999" table:style-name="ce17">
            <text:p>12.939.356<text:s/></text:p>
          </table:table-cell>
          <table:table-cell office:value-type="float" office:value="12119529.51" table:style-name="ce17">
            <text:p>12.119.530<text:s/></text:p>
          </table:table-cell>
          <table:table-cell office:value-type="float" office:value="6429990.1299999999" table:style-name="ce17">
            <text:p>6.429.990<text:s/></text:p>
          </table:table-cell>
          <table:table-cell office:value-type="float" office:value="133636240.90000001" table:style-name="ce17">
            <text:p>133.636.241<text:s/></text:p>
          </table:table-cell>
          <table:table-cell office:value-type="float" office:value="3379695.63" table:style-name="ce17">
            <text:p>3.379.696<text:s/></text:p>
          </table:table-cell>
          <table:table-cell office:value-type="float" office:value="275232971.10000002" table:style-name="ce17">
            <text:p>275.232.971<text:s/></text:p>
          </table:table-cell>
          <table:table-cell office:value-type="float" office:value="302499264.38" table:style-name="ce17">
            <text:p>302.499.264<text:s/></text:p>
          </table:table-cell>
          <table:table-cell office:value-type="float" office:value="4182181.79" table:style-name="ce17">
            <text:p>4.182.182<text:s/></text:p>
          </table:table-cell>
          <table:table-cell office:value-type="float" office:value="4020147.98" table:style-name="ce17">
            <text:p>4.020.148<text:s/></text:p>
          </table:table-cell>
          <table:table-cell office:value-type="float" office:value="88023.12" table:style-name="ce17">
            <text:p>88.023<text:s/></text:p>
          </table:table-cell>
          <table:table-cell office:value-type="float" office:value="459473930.81" table:style-name="ce17">
            <text:p>459.473.931<text:s/></text:p>
          </table:table-cell>
          <table:table-cell office:value-type="float" office:value="341103513.26999998" table:style-name="ce17">
            <text:p>341.103.513<text:s/></text:p>
          </table:table-cell>
          <table:table-cell office:value-type="float" office:value="8256862.96" table:style-name="ce17">
            <text:p>8.256.863<text:s/></text:p>
          </table:table-cell>
          <table:table-cell office:value-type="float" office:value="2035924911.6900001" table:style-name="ce17">
            <text:p>2.035.924.912<text:s/></text:p>
          </table:table-cell>
          <table:table-cell office:value-type="float" office:value="914315.22" table:style-name="ce17">
            <text:p>914.315<text:s/></text:p>
          </table:table-cell>
          <table:table-cell office:value-type="float" office:value="4655949469.6200008" table:style-name="ce18">
            <text:p>4.655.949.4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38271.01" table:style-name="ce17">
            <text:p>5.338.2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623.71" table:style-name="ce17">
            <text:p>43.6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8232768.94" table:style-name="ce17">
            <text:p>438.232.7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69.3" table:style-name="ce17">
            <text:p>1.569<text:s/></text:p>
          </table:table-cell>
          <table:table-cell office:value-type="float" office:value="17220" table:style-name="ce17">
            <text:p>17.220<text:s/></text:p>
          </table:table-cell>
          <table:table-cell office:value-type="float" office:value="5345.1" table:style-name="ce17">
            <text:p>5.3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5748486.569999993" table:style-name="ce17">
            <text:p>85.748.487<text:s/></text:p>
          </table:table-cell>
          <table:table-cell office:value-type="float" office:value="1727.25" table:style-name="ce17">
            <text:p>1.727<text:s/></text:p>
          </table:table-cell>
          <table:table-cell office:value-type="float" office:value="867259.08" table:style-name="ce17">
            <text:p>867.259<text:s/></text:p>
          </table:table-cell>
          <table:table-cell office:value-type="float" office:value="204796.34" table:style-name="ce17">
            <text:p>204.79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0461067.30000001" table:style-name="ce18">
            <text:p>530.461.0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345725.53" table:style-name="ce17">
            <text:p>345.726<text:s/></text:p>
          </table:table-cell>
          <table:table-cell office:value-type="float" office:value="1439673.32" table:style-name="ce17">
            <text:p>1.439.673<text:s/></text:p>
          </table:table-cell>
          <table:table-cell office:value-type="float" office:value="2768927.26" table:style-name="ce17">
            <text:p>2.768.9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412743.34" table:style-name="ce17">
            <text:p>23.412.743<text:s/></text:p>
          </table:table-cell>
          <table:table-cell office:value-type="float" office:value="14511420.289999999" table:style-name="ce17">
            <text:p>14.511.420<text:s/></text:p>
          </table:table-cell>
          <table:table-cell office:value-type="float" office:value="2472722.98" table:style-name="ce17">
            <text:p>2.472.723<text:s/></text:p>
          </table:table-cell>
          <table:table-cell office:value-type="float" office:value="1085496.2" table:style-name="ce17">
            <text:p>1.085.496<text:s/></text:p>
          </table:table-cell>
          <table:table-cell office:value-type="float" office:value="6406679.8799999999" table:style-name="ce17">
            <text:p>6.406.680<text:s/></text:p>
          </table:table-cell>
          <table:table-cell office:value-type="float" office:value="6660401.1299999999" table:style-name="ce17">
            <text:p>6.660.401<text:s/></text:p>
          </table:table-cell>
          <table:table-cell office:value-type="float" office:value="39118744.369999997" table:style-name="ce17">
            <text:p>39.118.744<text:s/></text:p>
          </table:table-cell>
          <table:table-cell office:value-type="float" office:value="1086799.42" table:style-name="ce17">
            <text:p>1.086.799<text:s/></text:p>
          </table:table-cell>
          <table:table-cell office:value-type="float" office:value="8087844.4000000004" table:style-name="ce17">
            <text:p>8.087.844<text:s/></text:p>
          </table:table-cell>
          <table:table-cell office:value-type="float" office:value="2633368.34" table:style-name="ce17">
            <text:p>2.633.368<text:s/></text:p>
          </table:table-cell>
          <table:table-cell office:value-type="float" office:value="2504943" table:style-name="ce17">
            <text:p>2.504.943<text:s/></text:p>
          </table:table-cell>
          <table:table-cell office:value-type="float" office:value="27813320.710000001" table:style-name="ce17">
            <text:p>27.813.321<text:s/></text:p>
          </table:table-cell>
          <table:table-cell office:value-type="float" office:value="623403.43999999994" table:style-name="ce17">
            <text:p>623.403<text:s/></text:p>
          </table:table-cell>
          <table:table-cell office:value-type="float" office:value="9547086.2899999991" table:style-name="ce17">
            <text:p>9.547.086<text:s/></text:p>
          </table:table-cell>
          <table:table-cell office:value-type="float" office:value="32326215.949999999" table:style-name="ce17">
            <text:p>32.326.216<text:s/></text:p>
          </table:table-cell>
          <table:table-cell office:value-type="float" office:value="1120391.48" table:style-name="ce17">
            <text:p>1.120.391<text:s/></text:p>
          </table:table-cell>
          <table:table-cell office:value-type="float" office:value="213697.88" table:style-name="ce17">
            <text:p>213.698<text:s/></text:p>
          </table:table-cell>
          <table:table-cell office:value-type="float" office:value="4033.59" table:style-name="ce17">
            <text:p>4.034<text:s/></text:p>
          </table:table-cell>
          <table:table-cell office:value-type="float" office:value="19720761.390000001" table:style-name="ce17">
            <text:p>19.720.761<text:s/></text:p>
          </table:table-cell>
          <table:table-cell office:value-type="float" office:value="12892877.01" table:style-name="ce17">
            <text:p>12.892.877<text:s/></text:p>
          </table:table-cell>
          <table:table-cell office:value-type="float" office:value="1075814.1100000001" table:style-name="ce17">
            <text:p>1.075.814<text:s/></text:p>
          </table:table-cell>
          <table:table-cell office:value-type="float" office:value="98397204" table:style-name="ce17">
            <text:p>98.397.204<text:s/></text:p>
          </table:table-cell>
          <table:table-cell office:value-type="float" office:value="210924.74" table:style-name="ce17">
            <text:p>210.925<text:s/></text:p>
          </table:table-cell>
          <table:table-cell office:value-type="float" office:value="316481220.05000001" table:style-name="ce18">
            <text:p>316.481.2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9245.92" table:style-name="ce17">
            <text:p>9.2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199.410000000003" table:style-name="ce17">
            <text:p>41.199<text:s/></text:p>
          </table:table-cell>
          <table:table-cell office:value-type="float" office:value="266.22000000000003" table:style-name="ce17">
            <text:p>266<text:s/></text:p>
          </table:table-cell>
          <table:table-cell office:value-type="float" office:value="3622.5" table:style-name="ce17">
            <text:p>3.6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937035.4800000004" table:style-name="ce17">
            <text:p>6.937.035<text:s/></text:p>
          </table:table-cell>
          <table:table-cell office:value-type="float" office:value="4473366.68" table:style-name="ce17">
            <text:p>4.473.367<text:s/></text:p>
          </table:table-cell>
          <table:table-cell office:value-type="float" office:value="3046.52" table:style-name="ce17">
            <text:p>3.047<text:s/></text:p>
          </table:table-cell>
          <table:table-cell office:value-type="float" office:value="28953.8" table:style-name="ce17">
            <text:p>28.954<text:s/></text:p>
          </table:table-cell>
          <table:table-cell office:value-type="float" office:value="6012.07" table:style-name="ce17">
            <text:p>6.012<text:s/></text:p>
          </table:table-cell>
          <table:table-cell office:value-type="float" office:value="4318.17" table:style-name="ce17">
            <text:p>4.3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22.28" table:style-name="ce17">
            <text:p>5.322<text:s/></text:p>
          </table:table-cell>
          <table:table-cell office:value-type="float" office:value="16079318.609999999" table:style-name="ce17">
            <text:p>16.079.31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569325.060000001" table:style-name="ce17">
            <text:p>14.569.325<text:s/></text:p>
          </table:table-cell>
          <table:table-cell office:value-type="float" office:value="46373793.380000003" table:style-name="ce17">
            <text:p>46.373.7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9.349999999999994" table:style-name="ce17">
            <text:p>79<text:s/></text:p>
          </table:table-cell>
          <table:table-cell office:value-type="float" office:value="4002.62" table:style-name="ce17">
            <text:p>4.003<text:s/></text:p>
          </table:table-cell>
          <table:table-cell office:value-type="float" office:value="89612935.510000005" table:style-name="ce17">
            <text:p>89.612.936<text:s/></text:p>
          </table:table-cell>
          <table:table-cell office:value-type="float" office:value="27354.51" table:style-name="ce17">
            <text:p>27.35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8623998.44999999" table:style-name="ce17">
            <text:p>218.623.9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6803196.53999996" table:style-name="ce18">
            <text:p>396.803.1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25942.99" table:style-name="ce17">
            <text:p>25.943<text:s/></text:p>
          </table:table-cell>
          <table:table-cell office:value-type="float" office:value="3836158.94" table:style-name="ce17">
            <text:p>3.836.159<text:s/></text:p>
          </table:table-cell>
          <table:table-cell office:value-type="float" office:value="29735.72" table:style-name="ce17">
            <text:p>29.736<text:s/></text:p>
          </table:table-cell>
          <table:table-cell office:value-type="float" office:value="28606404.48" table:style-name="ce17">
            <text:p>28.606.404<text:s/></text:p>
          </table:table-cell>
          <table:table-cell office:value-type="float" office:value="14919714.52" table:style-name="ce17">
            <text:p>14.919.715<text:s/></text:p>
          </table:table-cell>
          <table:table-cell office:value-type="float" office:value="1590463.3499999999" table:style-name="ce17">
            <text:p>1.590.463<text:s/></text:p>
          </table:table-cell>
          <table:table-cell office:value-type="float" office:value="93809622.670000002" table:style-name="ce17">
            <text:p>93.809.623<text:s/></text:p>
          </table:table-cell>
          <table:table-cell office:value-type="float" office:value="13068621.68" table:style-name="ce17">
            <text:p>13.068.622<text:s/></text:p>
          </table:table-cell>
          <table:table-cell office:value-type="float" office:value="447442.65" table:style-name="ce17">
            <text:p>447.443<text:s/></text:p>
          </table:table-cell>
          <table:table-cell office:value-type="float" office:value="40548343.259999998" table:style-name="ce17">
            <text:p>40.548.343<text:s/></text:p>
          </table:table-cell>
          <table:table-cell office:value-type="float" office:value="230867.63" table:style-name="ce17">
            <text:p>230.868<text:s/></text:p>
          </table:table-cell>
          <table:table-cell office:value-type="float" office:value="888704.64" table:style-name="ce17">
            <text:p>888.705<text:s/></text:p>
          </table:table-cell>
          <table:table-cell office:value-type="float" office:value="3876544.69" table:style-name="ce17">
            <text:p>3.876.545<text:s/></text:p>
          </table:table-cell>
          <table:table-cell office:value-type="float" office:value="595744.85" table:style-name="ce17">
            <text:p>595.745<text:s/></text:p>
          </table:table-cell>
          <table:table-cell office:value-type="float" office:value="38253128.590000004" table:style-name="ce17">
            <text:p>38.253.129<text:s/></text:p>
          </table:table-cell>
          <table:table-cell office:value-type="float" office:value="841.95" table:style-name="ce17">
            <text:p>842<text:s/></text:p>
          </table:table-cell>
          <table:table-cell office:value-type="float" office:value="114976990.02" table:style-name="ce17">
            <text:p>114.976.990<text:s/></text:p>
          </table:table-cell>
          <table:table-cell office:value-type="float" office:value="94802141.420000002" table:style-name="ce17">
            <text:p>94.802.141<text:s/></text:p>
          </table:table-cell>
          <table:table-cell office:value-type="float" office:value="349395.82" table:style-name="ce17">
            <text:p>349.396<text:s/></text:p>
          </table:table-cell>
          <table:table-cell office:value-type="float" office:value="5906.26" table:style-name="ce17">
            <text:p>5.906<text:s/></text:p>
          </table:table-cell>
          <table:table-cell office:value-type="float" office:value="40951.74" table:style-name="ce17">
            <text:p>40.952<text:s/></text:p>
          </table:table-cell>
          <table:table-cell office:value-type="float" office:value="112444430.37" table:style-name="ce17">
            <text:p>112.444.430<text:s/></text:p>
          </table:table-cell>
          <table:table-cell office:value-type="float" office:value="186903587.69" table:style-name="ce17">
            <text:p>186.903.588<text:s/></text:p>
          </table:table-cell>
          <table:table-cell office:value-type="float" office:value="252500.92" table:style-name="ce17">
            <text:p>252.501<text:s/></text:p>
          </table:table-cell>
          <table:table-cell office:value-type="float" office:value="571155004.47000003" table:style-name="ce17">
            <text:p>571.155.004<text:s/></text:p>
          </table:table-cell>
          <table:table-cell office:value-type="float" office:value="198.46" table:style-name="ce17">
            <text:p>198<text:s/></text:p>
          </table:table-cell>
          <table:table-cell office:value-type="float" office:value="1321659389.7800002" table:style-name="ce18">
            <text:p>1.321.659.3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9863.73" table:style-name="ce17">
            <text:p>19.864<text:s/></text:p>
          </table:table-cell>
          <table:table-cell office:value-type="float" office:value="7485809.4700000007" table:style-name="ce17">
            <text:p>7.485.809<text:s/></text:p>
          </table:table-cell>
          <table:table-cell office:value-type="float" office:value="2454942.2499999995" table:style-name="ce17">
            <text:p>2.454.942<text:s/></text:p>
          </table:table-cell>
          <table:table-cell office:value-type="float" office:value="38200.629999999997" table:style-name="ce17">
            <text:p>38.201<text:s/></text:p>
          </table:table-cell>
          <table:table-cell office:value-type="float" office:value="71202919.11999999" table:style-name="ce17">
            <text:p>71.202.919<text:s/></text:p>
          </table:table-cell>
          <table:table-cell office:value-type="float" office:value="11547381.75" table:style-name="ce17">
            <text:p>11.547.382<text:s/></text:p>
          </table:table-cell>
          <table:table-cell office:value-type="float" office:value="5484250.2400000002" table:style-name="ce17">
            <text:p>5.484.250<text:s/></text:p>
          </table:table-cell>
          <table:table-cell office:value-type="float" office:value="45770617.809999995" table:style-name="ce17">
            <text:p>45.770.618<text:s/></text:p>
          </table:table-cell>
          <table:table-cell office:value-type="float" office:value="24093283.75" table:style-name="ce17">
            <text:p>24.093.284<text:s/></text:p>
          </table:table-cell>
          <table:table-cell office:value-type="float" office:value="780024.75" table:style-name="ce17">
            <text:p>780.025<text:s/></text:p>
          </table:table-cell>
          <table:table-cell office:value-type="float" office:value="125353123.88000001" table:style-name="ce17">
            <text:p>125.353.124<text:s/></text:p>
          </table:table-cell>
          <table:table-cell office:value-type="float" office:value="9978054.2699999996" table:style-name="ce17">
            <text:p>9.978.054<text:s/></text:p>
          </table:table-cell>
          <table:table-cell office:value-type="float" office:value="3958488.4000000004" table:style-name="ce17">
            <text:p>3.958.488<text:s/></text:p>
          </table:table-cell>
          <table:table-cell office:value-type="float" office:value="5609616.4800000004" table:style-name="ce17">
            <text:p>5.609.616<text:s/></text:p>
          </table:table-cell>
          <table:table-cell office:value-type="float" office:value="3323980.0000000005" table:style-name="ce17">
            <text:p>3.323.980<text:s/></text:p>
          </table:table-cell>
          <table:table-cell office:value-type="float" office:value="51490472.990000002" table:style-name="ce17">
            <text:p>51.490.473<text:s/></text:p>
          </table:table-cell>
          <table:table-cell office:value-type="float" office:value="2755450.24" table:style-name="ce17">
            <text:p>2.755.450<text:s/></text:p>
          </table:table-cell>
          <table:table-cell office:value-type="float" office:value="136138000.43000001" table:style-name="ce17">
            <text:p>136.138.000<text:s/></text:p>
          </table:table-cell>
          <table:table-cell office:value-type="float" office:value="128979893.63000001" table:style-name="ce17">
            <text:p>128.979.894<text:s/></text:p>
          </table:table-cell>
          <table:table-cell office:value-type="float" office:value="2707049.3899999997" table:style-name="ce17">
            <text:p>2.707.049<text:s/></text:p>
          </table:table-cell>
          <table:table-cell office:value-type="float" office:value="3800464.49" table:style-name="ce17">
            <text:p>3.800.464<text:s/></text:p>
          </table:table-cell>
          <table:table-cell office:value-type="float" office:value="39035.17" table:style-name="ce17">
            <text:p>39.035<text:s/></text:p>
          </table:table-cell>
          <table:table-cell office:value-type="float" office:value="151947316.97" table:style-name="ce17">
            <text:p>151.947.317<text:s/></text:p>
          </table:table-cell>
          <table:table-cell office:value-type="float" office:value="141277966.81" table:style-name="ce17">
            <text:p>141.277.967<text:s/></text:p>
          </table:table-cell>
          <table:table-cell office:value-type="float" office:value="6061288.8499999996" table:style-name="ce17">
            <text:p>6.061.289<text:s/></text:p>
          </table:table-cell>
          <table:table-cell office:value-type="float" office:value="1147543908.4300001" table:style-name="ce17">
            <text:p>1.147.543.908<text:s/></text:p>
          </table:table-cell>
          <table:table-cell office:value-type="float" office:value="703192.02000000014" table:style-name="ce17">
            <text:p>703.192<text:s/></text:p>
          </table:table-cell>
          <table:table-cell office:value-type="float" office:value="2090544595.9500003" table:style-name="ce18">
            <text:p>2.090.544.5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5075928.09" table:style-name="ce17">
            <text:p>25.075.928<text:s/></text:p>
          </table:table-cell>
          <table:table-cell office:value-type="float" office:value="82262323.579999998" table:style-name="ce17">
            <text:p>82.262.324<text:s/></text:p>
          </table:table-cell>
          <table:table-cell office:value-type="float" office:value="412834177.94" table:style-name="ce17">
            <text:p>412.834.178<text:s/></text:p>
          </table:table-cell>
          <table:table-cell office:value-type="float" office:value="21115094.41" table:style-name="ce17">
            <text:p>21.115.094<text:s/></text:p>
          </table:table-cell>
          <table:table-cell office:value-type="float" office:value="594100731.36000001" table:style-name="ce17">
            <text:p>594.100.731<text:s/></text:p>
          </table:table-cell>
          <table:table-cell office:value-type="float" office:value="569266101.44000006" table:style-name="ce17">
            <text:p>569.266.101<text:s/></text:p>
          </table:table-cell>
          <table:table-cell office:value-type="float" office:value="4794916293.3199997" table:style-name="ce17">
            <text:p>4.794.916.293<text:s/></text:p>
          </table:table-cell>
          <table:table-cell office:value-type="float" office:value="666581805.01999998" table:style-name="ce17">
            <text:p>666.581.805<text:s/></text:p>
          </table:table-cell>
          <table:table-cell office:value-type="float" office:value="531439792.12" table:style-name="ce17">
            <text:p>531.439.792<text:s/></text:p>
          </table:table-cell>
          <table:table-cell office:value-type="float" office:value="124079178.20999999" table:style-name="ce17">
            <text:p>124.079.178<text:s/></text:p>
          </table:table-cell>
          <table:table-cell office:value-type="float" office:value="3023129948.3499999" table:style-name="ce17">
            <text:p>3.023.129.948<text:s/></text:p>
          </table:table-cell>
          <table:table-cell office:value-type="float" office:value="172326619.16" table:style-name="ce17">
            <text:p>172.326.619<text:s/></text:p>
          </table:table-cell>
          <table:table-cell office:value-type="float" office:value="295547145.37" table:style-name="ce17">
            <text:p>295.547.145<text:s/></text:p>
          </table:table-cell>
          <table:table-cell office:value-type="float" office:value="255655318.69999999" table:style-name="ce17">
            <text:p>255.655.319<text:s/></text:p>
          </table:table-cell>
          <table:table-cell office:value-type="float" office:value="139936870.12" table:style-name="ce17">
            <text:p>139.936.870<text:s/></text:p>
          </table:table-cell>
          <table:table-cell office:value-type="float" office:value="522074968.62" table:style-name="ce17">
            <text:p>522.074.969<text:s/></text:p>
          </table:table-cell>
          <table:table-cell office:value-type="float" office:value="100108097" table:style-name="ce17">
            <text:p>100.108.097<text:s/></text:p>
          </table:table-cell>
          <table:table-cell office:value-type="float" office:value="1749621973.9200001" table:style-name="ce17">
            <text:p>1.749.621.974<text:s/></text:p>
          </table:table-cell>
          <table:table-cell office:value-type="float" office:value="7714839365.0500002" table:style-name="ce17">
            <text:p>7.714.839.365<text:s/></text:p>
          </table:table-cell>
          <table:table-cell office:value-type="float" office:value="143427931.38999999" table:style-name="ce17">
            <text:p>143.427.931<text:s/></text:p>
          </table:table-cell>
          <table:table-cell office:value-type="float" office:value="76186963.329999998" table:style-name="ce17">
            <text:p>76.186.963<text:s/></text:p>
          </table:table-cell>
          <table:table-cell office:value-type="float" office:value="22211653.920000002" table:style-name="ce17">
            <text:p>22.211.654<text:s/></text:p>
          </table:table-cell>
          <table:table-cell office:value-type="float" office:value="1941420711.3800001" table:style-name="ce17">
            <text:p>1.941.420.711<text:s/></text:p>
          </table:table-cell>
          <table:table-cell office:value-type="float" office:value="1327420208.6800001" table:style-name="ce17">
            <text:p>1.327.420.209<text:s/></text:p>
          </table:table-cell>
          <table:table-cell office:value-type="float" office:value="95230979.599999994" table:style-name="ce17">
            <text:p>95.230.980<text:s/></text:p>
          </table:table-cell>
          <table:table-cell office:value-type="float" office:value="23095073669.299999" table:style-name="ce17">
            <text:p>23.095.073.669<text:s/></text:p>
          </table:table-cell>
          <table:table-cell office:value-type="float" office:value="56638411.399999999" table:style-name="ce17">
            <text:p>56.638.411<text:s/></text:p>
          </table:table-cell>
          <table:table-cell office:value-type="float" office:value="48552522260.780006" table:style-name="ce18">
            <text:p>48.552.522.2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770799.44" table:style-name="ce17">
            <text:p>1.770.799<text:s/></text:p>
          </table:table-cell>
          <table:table-cell office:value-type="float" office:value="6465250" table:style-name="ce17">
            <text:p>6.465.250<text:s/></text:p>
          </table:table-cell>
          <table:table-cell office:value-type="float" office:value="6656413.6699999999" table:style-name="ce17">
            <text:p>6.656.414<text:s/></text:p>
          </table:table-cell>
          <table:table-cell office:value-type="float" office:value="1786223.16" table:style-name="ce17">
            <text:p>1.786.223<text:s/></text:p>
          </table:table-cell>
          <table:table-cell office:value-type="float" office:value="25400277.27" table:style-name="ce17">
            <text:p>25.400.277<text:s/></text:p>
          </table:table-cell>
          <table:table-cell office:value-type="float" office:value="24203261.18" table:style-name="ce17">
            <text:p>24.203.261<text:s/></text:p>
          </table:table-cell>
          <table:table-cell office:value-type="float" office:value="38843474.730000004" table:style-name="ce17">
            <text:p>38.843.475<text:s/></text:p>
          </table:table-cell>
          <table:table-cell office:value-type="float" office:value="11669757.050000001" table:style-name="ce17">
            <text:p>11.669.757<text:s/></text:p>
          </table:table-cell>
          <table:table-cell office:value-type="float" office:value="33883044.469999999" table:style-name="ce17">
            <text:p>33.883.044<text:s/></text:p>
          </table:table-cell>
          <table:table-cell office:value-type="float" office:value="8489334.5099999998" table:style-name="ce17">
            <text:p>8.489.335<text:s/></text:p>
          </table:table-cell>
          <table:table-cell office:value-type="float" office:value="153566432.13" table:style-name="ce17">
            <text:p>153.566.432<text:s/></text:p>
          </table:table-cell>
          <table:table-cell office:value-type="float" office:value="12468101.43" table:style-name="ce17">
            <text:p>12.468.101<text:s/></text:p>
          </table:table-cell>
          <table:table-cell office:value-type="float" office:value="20495530.899999999" table:style-name="ce17">
            <text:p>20.495.531<text:s/></text:p>
          </table:table-cell>
          <table:table-cell office:value-type="float" office:value="12508854.34" table:style-name="ce17">
            <text:p>12.508.854<text:s/></text:p>
          </table:table-cell>
          <table:table-cell office:value-type="float" office:value="8405652.7799999993" table:style-name="ce17">
            <text:p>8.405.653<text:s/></text:p>
          </table:table-cell>
          <table:table-cell office:value-type="float" office:value="23284855.449999999" table:style-name="ce17">
            <text:p>23.284.855<text:s/></text:p>
          </table:table-cell>
          <table:table-cell office:value-type="float" office:value="7054447.71" table:style-name="ce17">
            <text:p>7.054.448<text:s/></text:p>
          </table:table-cell>
          <table:table-cell office:value-type="float" office:value="68875229.849999994" table:style-name="ce17">
            <text:p>68.875.230<text:s/></text:p>
          </table:table-cell>
          <table:table-cell office:value-type="float" office:value="258694476.33000001" table:style-name="ce17">
            <text:p>258.694.476<text:s/></text:p>
          </table:table-cell>
          <table:table-cell office:value-type="float" office:value="6954310.2999999998" table:style-name="ce17">
            <text:p>6.954.310<text:s/></text:p>
          </table:table-cell>
          <table:table-cell office:value-type="float" office:value="7724764.96" table:style-name="ce17">
            <text:p>7.724.765<text:s/></text:p>
          </table:table-cell>
          <table:table-cell office:value-type="float" office:value="2255633.89" table:style-name="ce17">
            <text:p>2.255.634<text:s/></text:p>
          </table:table-cell>
          <table:table-cell office:value-type="float" office:value="88500083.879999995" table:style-name="ce17">
            <text:p>88.500.084<text:s/></text:p>
          </table:table-cell>
          <table:table-cell office:value-type="float" office:value="36478447.710000001" table:style-name="ce17">
            <text:p>36.478.448<text:s/></text:p>
          </table:table-cell>
          <table:table-cell office:value-type="float" office:value="8023445.5499999998" table:style-name="ce17">
            <text:p>8.023.446<text:s/></text:p>
          </table:table-cell>
          <table:table-cell office:value-type="float" office:value="632049869" table:style-name="ce17">
            <text:p>632.049.869<text:s/></text:p>
          </table:table-cell>
          <table:table-cell office:value-type="float" office:value="2907801.42" table:style-name="ce17">
            <text:p>2.907.801<text:s/></text:p>
          </table:table-cell>
          <table:table-cell office:value-type="float" office:value="1509415773.1100001" table:style-name="ce18">
            <text:p>1.509.415.7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2799452.18" table:style-name="ce17">
            <text:p>12.799.452<text:s/></text:p>
          </table:table-cell>
          <table:table-cell office:value-type="float" office:value="38568485.649999999" table:style-name="ce17">
            <text:p>38.568.486<text:s/></text:p>
          </table:table-cell>
          <table:table-cell office:value-type="float" office:value="143259199.78" table:style-name="ce17">
            <text:p>143.259.200<text:s/></text:p>
          </table:table-cell>
          <table:table-cell office:value-type="float" office:value="10874685.02" table:style-name="ce17">
            <text:p>10.874.685<text:s/></text:p>
          </table:table-cell>
          <table:table-cell office:value-type="float" office:value="294711175.54000002" table:style-name="ce17">
            <text:p>294.711.176<text:s/></text:p>
          </table:table-cell>
          <table:table-cell office:value-type="float" office:value="313702758.98000002" table:style-name="ce17">
            <text:p>313.702.759<text:s/></text:p>
          </table:table-cell>
          <table:table-cell office:value-type="float" office:value="1412276657.3500001" table:style-name="ce17">
            <text:p>1.412.276.657<text:s/></text:p>
          </table:table-cell>
          <table:table-cell office:value-type="float" office:value="505349631.10000002" table:style-name="ce17">
            <text:p>505.349.631<text:s/></text:p>
          </table:table-cell>
          <table:table-cell office:value-type="float" office:value="305881563.64999998" table:style-name="ce17">
            <text:p>305.881.564<text:s/></text:p>
          </table:table-cell>
          <table:table-cell office:value-type="float" office:value="63427248.149999999" table:style-name="ce17">
            <text:p>63.427.248<text:s/></text:p>
          </table:table-cell>
          <table:table-cell office:value-type="float" office:value="2016046113.1900001" table:style-name="ce17">
            <text:p>2.016.046.113<text:s/></text:p>
          </table:table-cell>
          <table:table-cell office:value-type="float" office:value="88874080.530000001" table:style-name="ce17">
            <text:p>88.874.081<text:s/></text:p>
          </table:table-cell>
          <table:table-cell office:value-type="float" office:value="159270668.66999999" table:style-name="ce17">
            <text:p>159.270.669<text:s/></text:p>
          </table:table-cell>
          <table:table-cell office:value-type="float" office:value="133710638.73999999" table:style-name="ce17">
            <text:p>133.710.639<text:s/></text:p>
          </table:table-cell>
          <table:table-cell office:value-type="float" office:value="61394448.560000002" table:style-name="ce17">
            <text:p>61.394.449<text:s/></text:p>
          </table:table-cell>
          <table:table-cell office:value-type="float" office:value="263453139.84" table:style-name="ce17">
            <text:p>263.453.140<text:s/></text:p>
          </table:table-cell>
          <table:table-cell office:value-type="float" office:value="51650227.799999997" table:style-name="ce17">
            <text:p>51.650.228<text:s/></text:p>
          </table:table-cell>
          <table:table-cell office:value-type="float" office:value="873178626.45000005" table:style-name="ce17">
            <text:p>873.178.626<text:s/></text:p>
          </table:table-cell>
          <table:table-cell office:value-type="float" office:value="4031153817.8099999" table:style-name="ce17">
            <text:p>4.031.153.818<text:s/></text:p>
          </table:table-cell>
          <table:table-cell office:value-type="float" office:value="79087931.920000002" table:style-name="ce17">
            <text:p>79.087.932<text:s/></text:p>
          </table:table-cell>
          <table:table-cell office:value-type="float" office:value="37640983.979999997" table:style-name="ce17">
            <text:p>37.640.984<text:s/></text:p>
          </table:table-cell>
          <table:table-cell office:value-type="float" office:value="11240531.220000001" table:style-name="ce17">
            <text:p>11.240.531<text:s/></text:p>
          </table:table-cell>
          <table:table-cell office:value-type="float" office:value="1011011686.03" table:style-name="ce17">
            <text:p>1.011.011.686<text:s/></text:p>
          </table:table-cell>
          <table:table-cell office:value-type="float" office:value="784875906.86000001" table:style-name="ce17">
            <text:p>784.875.907<text:s/></text:p>
          </table:table-cell>
          <table:table-cell office:value-type="float" office:value="49184929.729999997" table:style-name="ce17">
            <text:p>49.184.930<text:s/></text:p>
          </table:table-cell>
          <table:table-cell office:value-type="float" office:value="11215244455.200001" table:style-name="ce17">
            <text:p>11.215.244.455<text:s/></text:p>
          </table:table-cell>
          <table:table-cell office:value-type="float" office:value="28976092.550000001" table:style-name="ce17">
            <text:p>28.976.093<text:s/></text:p>
          </table:table-cell>
          <table:table-cell office:value-type="float" office:value="23996845136.48" table:style-name="ce18">
            <text:p>23.996.845.1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4091.93" table:style-name="ce17">
            <text:p>4.092<text:s/></text:p>
          </table:table-cell>
          <table:table-cell office:value-type="float" office:value="2091307.45" table:style-name="ce17">
            <text:p>2.091.307<text:s/></text:p>
          </table:table-cell>
          <table:table-cell office:value-type="float" office:value="2834.78" table:style-name="ce17">
            <text:p>2.835<text:s/></text:p>
          </table:table-cell>
          <table:table-cell office:value-type="float" office:value="6005273.2400000002" table:style-name="ce17">
            <text:p>6.005.273<text:s/></text:p>
          </table:table-cell>
          <table:table-cell office:value-type="float" office:value="23565995.199999999" table:style-name="ce17">
            <text:p>23.565.995<text:s/></text:p>
          </table:table-cell>
          <table:table-cell office:value-type="float" office:value="479977640.42000002" table:style-name="ce17">
            <text:p>479.977.640<text:s/></text:p>
          </table:table-cell>
          <table:table-cell office:value-type="float" office:value="8444647.4900000002" table:style-name="ce17">
            <text:p>8.444.647<text:s/></text:p>
          </table:table-cell>
          <table:table-cell office:value-type="float" office:value="235204.45" table:style-name="ce17">
            <text:p>235.204<text:s/></text:p>
          </table:table-cell>
          <table:table-cell office:value-type="float" office:value="13637.61" table:style-name="ce17">
            <text:p>13.638<text:s/></text:p>
          </table:table-cell>
          <table:table-cell office:value-type="float" office:value="50140323.57" table:style-name="ce17">
            <text:p>50.140.324<text:s/></text:p>
          </table:table-cell>
          <table:table-cell office:value-type="float" office:value="25173.96" table:style-name="ce17">
            <text:p>25.174<text:s/></text:p>
          </table:table-cell>
          <table:table-cell office:value-type="float" office:value="167705.65" table:style-name="ce17">
            <text:p>167.706<text:s/></text:p>
          </table:table-cell>
          <table:table-cell office:value-type="float" office:value="20020669.210000001" table:style-name="ce17">
            <text:p>20.020.669<text:s/></text:p>
          </table:table-cell>
          <table:table-cell office:value-type="float" office:value="113613.32" table:style-name="ce17">
            <text:p>113.613<text:s/></text:p>
          </table:table-cell>
          <table:table-cell office:value-type="float" office:value="318747.74" table:style-name="ce17">
            <text:p>318.748<text:s/></text:p>
          </table:table-cell>
          <table:table-cell office:value-type="float" office:value="3264.18" table:style-name="ce17">
            <text:p>3.264<text:s/></text:p>
          </table:table-cell>
          <table:table-cell office:value-type="float" office:value="58716286.280000001" table:style-name="ce17">
            <text:p>58.716.286<text:s/></text:p>
          </table:table-cell>
          <table:table-cell office:value-type="float" office:value="2025340018.95" table:style-name="ce17">
            <text:p>2.025.340.019<text:s/></text:p>
          </table:table-cell>
          <table:table-cell office:value-type="float" office:value="21345.119999999999" table:style-name="ce17">
            <text:p>21.345<text:s/></text:p>
          </table:table-cell>
          <table:table-cell office:value-type="float" office:value="50593.26" table:style-name="ce17">
            <text:p>50.5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2220452.859999999" table:style-name="ce17">
            <text:p>92.220.453<text:s/></text:p>
          </table:table-cell>
          <table:table-cell office:value-type="float" office:value="5344399.5199999996" table:style-name="ce17">
            <text:p>5.344.400<text:s/></text:p>
          </table:table-cell>
          <table:table-cell office:value-type="float" office:value="2153933.61" table:style-name="ce17">
            <text:p>2.153.934<text:s/></text:p>
          </table:table-cell>
          <table:table-cell office:value-type="float" office:value="2563213498.48" table:style-name="ce17">
            <text:p>2.563.213.498<text:s/></text:p>
          </table:table-cell>
          <table:table-cell office:value-type="float" office:value="5335.76" table:style-name="ce17">
            <text:p>5.336<text:s/></text:p>
          </table:table-cell>
          <table:table-cell office:value-type="float" office:value="5338195994.0400009" table:style-name="ce18">
            <text:p>5.338.195.9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2799452.18" table:style-name="ce17">
            <text:p>12.799.452<text:s/></text:p>
          </table:table-cell>
          <table:table-cell office:value-type="float" office:value="38564393.719999999" table:style-name="ce17">
            <text:p>38.564.394<text:s/></text:p>
          </table:table-cell>
          <table:table-cell office:value-type="float" office:value="141167892.32999998" table:style-name="ce17">
            <text:p>141.167.892<text:s/></text:p>
          </table:table-cell>
          <table:table-cell office:value-type="float" office:value="10871850.24" table:style-name="ce17">
            <text:p>10.871.850<text:s/></text:p>
          </table:table-cell>
          <table:table-cell office:value-type="float" office:value="288705902.30000001" table:style-name="ce17">
            <text:p>288.705.902<text:s/></text:p>
          </table:table-cell>
          <table:table-cell office:value-type="float" office:value="290136763.78000003" table:style-name="ce17">
            <text:p>290.136.764<text:s/></text:p>
          </table:table-cell>
          <table:table-cell office:value-type="float" office:value="932299016.93000007" table:style-name="ce17">
            <text:p>932.299.017<text:s/></text:p>
          </table:table-cell>
          <table:table-cell office:value-type="float" office:value="496904983.60999995" table:style-name="ce17">
            <text:p>496.904.984<text:s/></text:p>
          </table:table-cell>
          <table:table-cell office:value-type="float" office:value="305646359.20000005" table:style-name="ce17">
            <text:p>305.646.359<text:s/></text:p>
          </table:table-cell>
          <table:table-cell office:value-type="float" office:value="63413610.539999992" table:style-name="ce17">
            <text:p>63.413.611<text:s/></text:p>
          </table:table-cell>
          <table:table-cell office:value-type="float" office:value="1965905789.6200001" table:style-name="ce17">
            <text:p>1.965.905.790<text:s/></text:p>
          </table:table-cell>
          <table:table-cell office:value-type="float" office:value="88848906.569999993" table:style-name="ce17">
            <text:p>88.848.907<text:s/></text:p>
          </table:table-cell>
          <table:table-cell office:value-type="float" office:value="159102963.01999998" table:style-name="ce17">
            <text:p>159.102.963<text:s/></text:p>
          </table:table-cell>
          <table:table-cell office:value-type="float" office:value="113689969.53" table:style-name="ce17">
            <text:p>113.689.970<text:s/></text:p>
          </table:table-cell>
          <table:table-cell office:value-type="float" office:value="61280835.239999995" table:style-name="ce17">
            <text:p>61.280.835<text:s/></text:p>
          </table:table-cell>
          <table:table-cell office:value-type="float" office:value="263134392.09999999" table:style-name="ce17">
            <text:p>263.134.392<text:s/></text:p>
          </table:table-cell>
          <table:table-cell office:value-type="float" office:value="51646963.619999997" table:style-name="ce17">
            <text:p>51.646.964<text:s/></text:p>
          </table:table-cell>
          <table:table-cell office:value-type="float" office:value="814462340.16999996" table:style-name="ce17">
            <text:p>814.462.340<text:s/></text:p>
          </table:table-cell>
          <table:table-cell office:value-type="float" office:value="2005813798.8599999" table:style-name="ce17">
            <text:p>2.005.813.799<text:s/></text:p>
          </table:table-cell>
          <table:table-cell office:value-type="float" office:value="79066586.799999997" table:style-name="ce17">
            <text:p>79.066.587<text:s/></text:p>
          </table:table-cell>
          <table:table-cell office:value-type="float" office:value="37590390.719999999" table:style-name="ce17">
            <text:p>37.590.391<text:s/></text:p>
          </table:table-cell>
          <table:table-cell office:value-type="float" office:value="11240531.219999999" table:style-name="ce17">
            <text:p>11.240.531<text:s/></text:p>
          </table:table-cell>
          <table:table-cell office:value-type="float" office:value="918791233.16999996" table:style-name="ce17">
            <text:p>918.791.233<text:s/></text:p>
          </table:table-cell>
          <table:table-cell office:value-type="float" office:value="779531507.34000003" table:style-name="ce17">
            <text:p>779.531.507<text:s/></text:p>
          </table:table-cell>
          <table:table-cell office:value-type="float" office:value="47030996.120000005" table:style-name="ce17">
            <text:p>47.030.996<text:s/></text:p>
          </table:table-cell>
          <table:table-cell office:value-type="float" office:value="8652030956.7200012" table:style-name="ce17">
            <text:p>8.652.030.957<text:s/></text:p>
          </table:table-cell>
          <table:table-cell office:value-type="float" office:value="28970756.789999999" table:style-name="ce17">
            <text:p>28.970.757<text:s/></text:p>
          </table:table-cell>
          <table:table-cell office:value-type="float" office:value="18658649142.440002" table:style-name="ce18">
            <text:p>18.658.649.1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0505676.470000001" table:style-name="ce17">
            <text:p>10.505.676<text:s/></text:p>
          </table:table-cell>
          <table:table-cell office:value-type="float" office:value="37228587.93" table:style-name="ce17">
            <text:p>37.228.588<text:s/></text:p>
          </table:table-cell>
          <table:table-cell office:value-type="float" office:value="262918564.49000001" table:style-name="ce17">
            <text:p>262.918.564<text:s/></text:p>
          </table:table-cell>
          <table:table-cell office:value-type="float" office:value="8454186.2300000004" table:style-name="ce17">
            <text:p>8.454.186<text:s/></text:p>
          </table:table-cell>
          <table:table-cell office:value-type="float" office:value="273989278.55000001" table:style-name="ce17">
            <text:p>273.989.279<text:s/></text:p>
          </table:table-cell>
          <table:table-cell office:value-type="float" office:value="231360081.28" table:style-name="ce17">
            <text:p>231.360.081<text:s/></text:p>
          </table:table-cell>
          <table:table-cell office:value-type="float" office:value="3343796161.2399998" table:style-name="ce17">
            <text:p>3.343.796.161<text:s/></text:p>
          </table:table-cell>
          <table:table-cell office:value-type="float" office:value="149562416.87" table:style-name="ce17">
            <text:p>149.562.417<text:s/></text:p>
          </table:table-cell>
          <table:table-cell office:value-type="float" office:value="191675184" table:style-name="ce17">
            <text:p>191.675.184<text:s/></text:p>
          </table:table-cell>
          <table:table-cell office:value-type="float" office:value="52162595.549999997" table:style-name="ce17">
            <text:p>52.162.596<text:s/></text:p>
          </table:table-cell>
          <table:table-cell office:value-type="float" office:value="853517403.02999997" table:style-name="ce17">
            <text:p>853.517.403<text:s/></text:p>
          </table:table-cell>
          <table:table-cell office:value-type="float" office:value="70984437.200000003" table:style-name="ce17">
            <text:p>70.984.437<text:s/></text:p>
          </table:table-cell>
          <table:table-cell office:value-type="float" office:value="115780945.8" table:style-name="ce17">
            <text:p>115.780.946<text:s/></text:p>
          </table:table-cell>
          <table:table-cell office:value-type="float" office:value="109435825.62" table:style-name="ce17">
            <text:p>109.435.826<text:s/></text:p>
          </table:table-cell>
          <table:table-cell office:value-type="float" office:value="70136768.780000001" table:style-name="ce17">
            <text:p>70.136.769<text:s/></text:p>
          </table:table-cell>
          <table:table-cell office:value-type="float" office:value="235336973.33000001" table:style-name="ce17">
            <text:p>235.336.973<text:s/></text:p>
          </table:table-cell>
          <table:table-cell office:value-type="float" office:value="41403421.490000002" table:style-name="ce17">
            <text:p>41.403.421<text:s/></text:p>
          </table:table-cell>
          <table:table-cell office:value-type="float" office:value="807568117.62" table:style-name="ce17">
            <text:p>807.568.118<text:s/></text:p>
          </table:table-cell>
          <table:table-cell office:value-type="float" office:value="3424991070.9099998" table:style-name="ce17">
            <text:p>3.424.991.071<text:s/></text:p>
          </table:table-cell>
          <table:table-cell office:value-type="float" office:value="57385689.170000002" table:style-name="ce17">
            <text:p>57.385.689<text:s/></text:p>
          </table:table-cell>
          <table:table-cell office:value-type="float" office:value="30821214.390000001" table:style-name="ce17">
            <text:p>30.821.214<text:s/></text:p>
          </table:table-cell>
          <table:table-cell office:value-type="float" office:value="8715488.8100000005" table:style-name="ce17">
            <text:p>8.715.489<text:s/></text:p>
          </table:table-cell>
          <table:table-cell office:value-type="float" office:value="841908941.47000003" table:style-name="ce17">
            <text:p>841.908.941<text:s/></text:p>
          </table:table-cell>
          <table:table-cell office:value-type="float" office:value="506065854.11000001" table:style-name="ce17">
            <text:p>506.065.854<text:s/></text:p>
          </table:table-cell>
          <table:table-cell office:value-type="float" office:value="38022604.32" table:style-name="ce17">
            <text:p>38.022.604<text:s/></text:p>
          </table:table-cell>
          <table:table-cell office:value-type="float" office:value="11247779345.1" table:style-name="ce17">
            <text:p>11.247.779.345<text:s/></text:p>
          </table:table-cell>
          <table:table-cell office:value-type="float" office:value="24754517.43" table:style-name="ce17">
            <text:p>24.754.517<text:s/></text:p>
          </table:table-cell>
          <table:table-cell office:value-type="float" office:value="23046261351.189999" table:style-name="ce18">
            <text:p>23.046.261.3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699277.5299999993" table:style-name="ce17">
            <text:p>9.699.278<text:s/></text:p>
          </table:table-cell>
          <table:table-cell office:value-type="float" office:value="31686010.699999999" table:style-name="ce17">
            <text:p>31.686.011<text:s/></text:p>
          </table:table-cell>
          <table:table-cell office:value-type="float" office:value="113327705.58" table:style-name="ce17">
            <text:p>113.327.706<text:s/></text:p>
          </table:table-cell>
          <table:table-cell office:value-type="float" office:value="7705311.9000000004" table:style-name="ce17">
            <text:p>7.705.312<text:s/></text:p>
          </table:table-cell>
          <table:table-cell office:value-type="float" office:value="203156621.56" table:style-name="ce17">
            <text:p>203.156.622<text:s/></text:p>
          </table:table-cell>
          <table:table-cell office:value-type="float" office:value="156883878.71000001" table:style-name="ce17">
            <text:p>156.883.879<text:s/></text:p>
          </table:table-cell>
          <table:table-cell office:value-type="float" office:value="2620099132.8800001" table:style-name="ce17">
            <text:p>2.620.099.133<text:s/></text:p>
          </table:table-cell>
          <table:table-cell office:value-type="float" office:value="108702282.23" table:style-name="ce17">
            <text:p>108.702.282<text:s/></text:p>
          </table:table-cell>
          <table:table-cell office:value-type="float" office:value="150485163.34999999" table:style-name="ce17">
            <text:p>150.485.163<text:s/></text:p>
          </table:table-cell>
          <table:table-cell office:value-type="float" office:value="38515570.969999999" table:style-name="ce17">
            <text:p>38.515.571<text:s/></text:p>
          </table:table-cell>
          <table:table-cell office:value-type="float" office:value="632393495.03999996" table:style-name="ce17">
            <text:p>632.393.495<text:s/></text:p>
          </table:table-cell>
          <table:table-cell office:value-type="float" office:value="57615124.850000001" table:style-name="ce17">
            <text:p>57.615.125<text:s/></text:p>
          </table:table-cell>
          <table:table-cell office:value-type="float" office:value="89892963.799999997" table:style-name="ce17">
            <text:p>89.892.964<text:s/></text:p>
          </table:table-cell>
          <table:table-cell office:value-type="float" office:value="90328136.890000001" table:style-name="ce17">
            <text:p>90.328.137<text:s/></text:p>
          </table:table-cell>
          <table:table-cell office:value-type="float" office:value="61352806.469999999" table:style-name="ce17">
            <text:p>61.352.806<text:s/></text:p>
          </table:table-cell>
          <table:table-cell office:value-type="float" office:value="182836736.46000001" table:style-name="ce17">
            <text:p>182.836.736<text:s/></text:p>
          </table:table-cell>
          <table:table-cell office:value-type="float" office:value="29275286.66" table:style-name="ce17">
            <text:p>29.275.287<text:s/></text:p>
          </table:table-cell>
          <table:table-cell office:value-type="float" office:value="457275522.24000001" table:style-name="ce17">
            <text:p>457.275.522<text:s/></text:p>
          </table:table-cell>
          <table:table-cell office:value-type="float" office:value="1758656022.01" table:style-name="ce17">
            <text:p>1.758.656.022<text:s/></text:p>
          </table:table-cell>
          <table:table-cell office:value-type="float" office:value="51225145.969999999" table:style-name="ce17">
            <text:p>51.225.146<text:s/></text:p>
          </table:table-cell>
          <table:table-cell office:value-type="float" office:value="24160010.059999999" table:style-name="ce17">
            <text:p>24.160.010<text:s/></text:p>
          </table:table-cell>
          <table:table-cell office:value-type="float" office:value="8387715.3300000001" table:style-name="ce17">
            <text:p>8.387.715<text:s/></text:p>
          </table:table-cell>
          <table:table-cell office:value-type="float" office:value="576850483.63999999" table:style-name="ce17">
            <text:p>576.850.484<text:s/></text:p>
          </table:table-cell>
          <table:table-cell office:value-type="float" office:value="300723196.36000001" table:style-name="ce17">
            <text:p>300.723.196<text:s/></text:p>
          </table:table-cell>
          <table:table-cell office:value-type="float" office:value="32222295.890000001" table:style-name="ce17">
            <text:p>32.222.296<text:s/></text:p>
          </table:table-cell>
          <table:table-cell office:value-type="float" office:value="4991614626.7600002" table:style-name="ce17">
            <text:p>4.991.614.627<text:s/></text:p>
          </table:table-cell>
          <table:table-cell office:value-type="float" office:value="14294497.220000001" table:style-name="ce17">
            <text:p>14.294.497<text:s/></text:p>
          </table:table-cell>
          <table:table-cell office:value-type="float" office:value="12799365021.059999" table:style-name="ce18">
            <text:p>12.799.365.0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41985.99" table:style-name="ce17">
            <text:p>241.986<text:s/></text:p>
          </table:table-cell>
          <table:table-cell office:value-type="float" office:value="3403178.07" table:style-name="ce17">
            <text:p>3.403.178<text:s/></text:p>
          </table:table-cell>
          <table:table-cell office:value-type="float" office:value="5625487.0899999999" table:style-name="ce17">
            <text:p>5.625.487<text:s/></text:p>
          </table:table-cell>
          <table:table-cell office:value-type="float" office:value="182232.78" table:style-name="ce17">
            <text:p>182.233<text:s/></text:p>
          </table:table-cell>
          <table:table-cell office:value-type="float" office:value="31001270.16" table:style-name="ce17">
            <text:p>31.001.270<text:s/></text:p>
          </table:table-cell>
          <table:table-cell office:value-type="float" office:value="43528718.689999998" table:style-name="ce17">
            <text:p>43.528.719<text:s/></text:p>
          </table:table-cell>
          <table:table-cell office:value-type="float" office:value="372394799.73000002" table:style-name="ce17">
            <text:p>372.394.800<text:s/></text:p>
          </table:table-cell>
          <table:table-cell office:value-type="float" office:value="21418374.940000001" table:style-name="ce17">
            <text:p>21.418.375<text:s/></text:p>
          </table:table-cell>
          <table:table-cell office:value-type="float" office:value="29095534.23" table:style-name="ce17">
            <text:p>29.095.534<text:s/></text:p>
          </table:table-cell>
          <table:table-cell office:value-type="float" office:value="10566748.09" table:style-name="ce17">
            <text:p>10.566.748<text:s/></text:p>
          </table:table-cell>
          <table:table-cell office:value-type="float" office:value="140310504.13" table:style-name="ce17">
            <text:p>140.310.504<text:s/></text:p>
          </table:table-cell>
          <table:table-cell office:value-type="float" office:value="9138556.5800000001" table:style-name="ce17">
            <text:p>9.138.557<text:s/></text:p>
          </table:table-cell>
          <table:table-cell office:value-type="float" office:value="13654524.24" table:style-name="ce17">
            <text:p>13.654.524<text:s/></text:p>
          </table:table-cell>
          <table:table-cell office:value-type="float" office:value="7706718.9400000004" table:style-name="ce17">
            <text:p>7.706.719<text:s/></text:p>
          </table:table-cell>
          <table:table-cell office:value-type="float" office:value="4862404.43" table:style-name="ce17">
            <text:p>4.862.404<text:s/></text:p>
          </table:table-cell>
          <table:table-cell office:value-type="float" office:value="37834056.890000001" table:style-name="ce17">
            <text:p>37.834.057<text:s/></text:p>
          </table:table-cell>
          <table:table-cell office:value-type="float" office:value="9953884.8599999994" table:style-name="ce17">
            <text:p>9.953.885<text:s/></text:p>
          </table:table-cell>
          <table:table-cell office:value-type="float" office:value="224314145.37" table:style-name="ce17">
            <text:p>224.314.145<text:s/></text:p>
          </table:table-cell>
          <table:table-cell office:value-type="float" office:value="706732507.65999997" table:style-name="ce17">
            <text:p>706.732.508<text:s/></text:p>
          </table:table-cell>
          <table:table-cell office:value-type="float" office:value="2098738.46" table:style-name="ce17">
            <text:p>2.098.738<text:s/></text:p>
          </table:table-cell>
          <table:table-cell office:value-type="float" office:value="5416737.9699999997" table:style-name="ce17">
            <text:p>5.416.738<text:s/></text:p>
          </table:table-cell>
          <table:table-cell office:value-type="float" office:value="116288.82" table:style-name="ce17">
            <text:p>116.289<text:s/></text:p>
          </table:table-cell>
          <table:table-cell office:value-type="float" office:value="179239222.09" table:style-name="ce17">
            <text:p>179.239.222<text:s/></text:p>
          </table:table-cell>
          <table:table-cell office:value-type="float" office:value="156434252.99000001" table:style-name="ce17">
            <text:p>156.434.253<text:s/></text:p>
          </table:table-cell>
          <table:table-cell office:value-type="float" office:value="3312212.2" table:style-name="ce17">
            <text:p>3.312.212<text:s/></text:p>
          </table:table-cell>
          <table:table-cell office:value-type="float" office:value="3086318971.3800001" table:style-name="ce17">
            <text:p>3.086.318.971<text:s/></text:p>
          </table:table-cell>
          <table:table-cell office:value-type="float" office:value="7510931.9299999997" table:style-name="ce17">
            <text:p>7.510.932<text:s/></text:p>
          </table:table-cell>
          <table:table-cell office:value-type="float" office:value="5112412988.71" table:style-name="ce18">
            <text:p>5.112.412.9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896.63" table:style-name="ce17">
            <text:p>5.897<text:s/></text:p>
          </table:table-cell>
          <table:table-cell office:value-type="float" office:value="288440.5" table:style-name="ce17">
            <text:p>288.441<text:s/></text:p>
          </table:table-cell>
          <table:table-cell office:value-type="float" office:value="138674364.24000001" table:style-name="ce17">
            <text:p>138.674.364<text:s/></text:p>
          </table:table-cell>
          <table:table-cell office:value-type="float" office:value="13096.9" table:style-name="ce17">
            <text:p>13.097<text:s/></text:p>
          </table:table-cell>
          <table:table-cell office:value-type="float" office:value="12001364.07" table:style-name="ce17">
            <text:p>12.001.364<text:s/></text:p>
          </table:table-cell>
          <table:table-cell office:value-type="float" office:value="19829484.350000001" table:style-name="ce17">
            <text:p>19.829.484<text:s/></text:p>
          </table:table-cell>
          <table:table-cell office:value-type="float" office:value="102971307.89999999" table:style-name="ce17">
            <text:p>102.971.308<text:s/></text:p>
          </table:table-cell>
          <table:table-cell office:value-type="float" office:value="11941169.27" table:style-name="ce17">
            <text:p>11.941.169<text:s/></text:p>
          </table:table-cell>
          <table:table-cell office:value-type="float" office:value="3909253.48" table:style-name="ce17">
            <text:p>3.909.253<text:s/></text:p>
          </table:table-cell>
          <table:table-cell office:value-type="float" office:value="382583.18" table:style-name="ce17">
            <text:p>382.583<text:s/></text:p>
          </table:table-cell>
          <table:table-cell office:value-type="float" office:value="42333443.469999999" table:style-name="ce17">
            <text:p>42.333.443<text:s/></text:p>
          </table:table-cell>
          <table:table-cell office:value-type="float" office:value="814179.98" table:style-name="ce17">
            <text:p>814.180<text:s/></text:p>
          </table:table-cell>
          <table:table-cell office:value-type="float" office:value="4221951.25" table:style-name="ce17">
            <text:p>4.221.951<text:s/></text:p>
          </table:table-cell>
          <table:table-cell office:value-type="float" office:value="3110722.85" table:style-name="ce17">
            <text:p>3.110.723<text:s/></text:p>
          </table:table-cell>
          <table:table-cell office:value-type="float" office:value="676984.24" table:style-name="ce17">
            <text:p>676.984<text:s/></text:p>
          </table:table-cell>
          <table:table-cell office:value-type="float" office:value="4277203.43" table:style-name="ce17">
            <text:p>4.277.203<text:s/></text:p>
          </table:table-cell>
          <table:table-cell office:value-type="float" office:value="69014.86" table:style-name="ce17">
            <text:p>69.015<text:s/></text:p>
          </table:table-cell>
          <table:table-cell office:value-type="float" office:value="68088003.519999996" table:style-name="ce17">
            <text:p>68.088.004<text:s/></text:p>
          </table:table-cell>
          <table:table-cell office:value-type="float" office:value="826779380.38" table:style-name="ce17">
            <text:p>826.779.380<text:s/></text:p>
          </table:table-cell>
          <table:table-cell office:value-type="float" office:value="814910.37" table:style-name="ce17">
            <text:p>814.910<text:s/></text:p>
          </table:table-cell>
          <table:table-cell office:value-type="float" office:value="202913.27" table:style-name="ce17">
            <text:p>202.913<text:s/></text:p>
          </table:table-cell>
          <table:table-cell office:value-type="float" office:value="10348.61" table:style-name="ce17">
            <text:p>10.349<text:s/></text:p>
          </table:table-cell>
          <table:table-cell office:value-type="float" office:value="32755721.02" table:style-name="ce17">
            <text:p>32.755.721<text:s/></text:p>
          </table:table-cell>
          <table:table-cell office:value-type="float" office:value="25709692.91" table:style-name="ce17">
            <text:p>25.709.693<text:s/></text:p>
          </table:table-cell>
          <table:table-cell office:value-type="float" office:value="391920.26" table:style-name="ce17">
            <text:p>391.920<text:s/></text:p>
          </table:table-cell>
          <table:table-cell office:value-type="float" office:value="2592490457.52" table:style-name="ce17">
            <text:p>2.592.490.458<text:s/></text:p>
          </table:table-cell>
          <table:table-cell office:value-type="float" office:value="658023.82999999996" table:style-name="ce17">
            <text:p>658.024<text:s/></text:p>
          </table:table-cell>
          <table:table-cell office:value-type="float" office:value="3893421832.29" table:style-name="ce18">
            <text:p>3.893.421.8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58516.31999999995" table:style-name="ce17">
            <text:p>558.516<text:s/></text:p>
          </table:table-cell>
          <table:table-cell office:value-type="float" office:value="1850958.66" table:style-name="ce17">
            <text:p>1.850.959<text:s/></text:p>
          </table:table-cell>
          <table:table-cell office:value-type="float" office:value="5291007.58" table:style-name="ce17">
            <text:p>5.291.008<text:s/></text:p>
          </table:table-cell>
          <table:table-cell office:value-type="float" office:value="553544.65" table:style-name="ce17">
            <text:p>553.545<text:s/></text:p>
          </table:table-cell>
          <table:table-cell office:value-type="float" office:value="27830022.759999998" table:style-name="ce17">
            <text:p>27.830.023<text:s/></text:p>
          </table:table-cell>
          <table:table-cell office:value-type="float" office:value="11117999.529999999" table:style-name="ce17">
            <text:p>11.118.000<text:s/></text:p>
          </table:table-cell>
          <table:table-cell office:value-type="float" office:value="248330920.73000002" table:style-name="ce17">
            <text:p>248.330.921<text:s/></text:p>
          </table:table-cell>
          <table:table-cell office:value-type="float" office:value="7500590.4300000006" table:style-name="ce17">
            <text:p>7.500.590<text:s/></text:p>
          </table:table-cell>
          <table:table-cell office:value-type="float" office:value="8185232.9400000004" table:style-name="ce17">
            <text:p>8.185.233<text:s/></text:p>
          </table:table-cell>
          <table:table-cell office:value-type="float" office:value="2697693.31" table:style-name="ce17">
            <text:p>2.697.693<text:s/></text:p>
          </table:table-cell>
          <table:table-cell office:value-type="float" office:value="38479960.390000001" table:style-name="ce17">
            <text:p>38.479.960<text:s/></text:p>
          </table:table-cell>
          <table:table-cell office:value-type="float" office:value="3416575.79" table:style-name="ce17">
            <text:p>3.416.576<text:s/></text:p>
          </table:table-cell>
          <table:table-cell office:value-type="float" office:value="8011506.5099999998" table:style-name="ce17">
            <text:p>8.011.507<text:s/></text:p>
          </table:table-cell>
          <table:table-cell office:value-type="float" office:value="8290246.9399999995" table:style-name="ce17">
            <text:p>8.290.247<text:s/></text:p>
          </table:table-cell>
          <table:table-cell office:value-type="float" office:value="3244573.64" table:style-name="ce17">
            <text:p>3.244.574<text:s/></text:p>
          </table:table-cell>
          <table:table-cell office:value-type="float" office:value="10388976.550000001" table:style-name="ce17">
            <text:p>10.388.977<text:s/></text:p>
          </table:table-cell>
          <table:table-cell office:value-type="float" office:value="2105235.1100000003" table:style-name="ce17">
            <text:p>2.105.235<text:s/></text:p>
          </table:table-cell>
          <table:table-cell office:value-type="float" office:value="57890446.490000002" table:style-name="ce17">
            <text:p>57.890.446<text:s/></text:p>
          </table:table-cell>
          <table:table-cell office:value-type="float" office:value="132823160.86" table:style-name="ce17">
            <text:p>132.823.161<text:s/></text:p>
          </table:table-cell>
          <table:table-cell office:value-type="float" office:value="3246894.3699999996" table:style-name="ce17">
            <text:p>3.246.894<text:s/></text:p>
          </table:table-cell>
          <table:table-cell office:value-type="float" office:value="1041553.09" table:style-name="ce17">
            <text:p>1.041.553<text:s/></text:p>
          </table:table-cell>
          <table:table-cell office:value-type="float" office:value="201136.05" table:style-name="ce17">
            <text:p>201.136<text:s/></text:p>
          </table:table-cell>
          <table:table-cell office:value-type="float" office:value="53063514.720000006" table:style-name="ce17">
            <text:p>53.063.515<text:s/></text:p>
          </table:table-cell>
          <table:table-cell office:value-type="float" office:value="23198711.850000001" table:style-name="ce17">
            <text:p>23.198.712<text:s/></text:p>
          </table:table-cell>
          <table:table-cell office:value-type="float" office:value="2096175.9700000002" table:style-name="ce17">
            <text:p>2.096.176<text:s/></text:p>
          </table:table-cell>
          <table:table-cell office:value-type="float" office:value="577355289.44000006" table:style-name="ce17">
            <text:p>577.355.289<text:s/></text:p>
          </table:table-cell>
          <table:table-cell office:value-type="float" office:value="2291064.4500000002" table:style-name="ce17">
            <text:p>2.291.064<text:s/></text:p>
          </table:table-cell>
          <table:table-cell office:value-type="float" office:value="1241061509.1300004" table:style-name="ce18">
            <text:p>1.241.061.5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58080.75" table:style-name="ce17">
            <text:p>858.081<text:s/></text:p>
          </table:table-cell>
          <table:table-cell office:value-type="float" office:value="2222774.84" table:style-name="ce17">
            <text:p>2.222.775<text:s/></text:p>
          </table:table-cell>
          <table:table-cell office:value-type="float" office:value="8801462.8000000007" table:style-name="ce17">
            <text:p>8.801.463<text:s/></text:p>
          </table:table-cell>
          <table:table-cell office:value-type="float" office:value="3579803.05" table:style-name="ce17">
            <text:p>3.579.803<text:s/></text:p>
          </table:table-cell>
          <table:table-cell office:value-type="float" office:value="5021817.0599999996" table:style-name="ce17">
            <text:p>5.021.817<text:s/></text:p>
          </table:table-cell>
          <table:table-cell office:value-type="float" office:value="3358127.6" table:style-name="ce17">
            <text:p>3.358.128<text:s/></text:p>
          </table:table-cell>
          <table:table-cell office:value-type="float" office:value="443711692.81999999" table:style-name="ce17">
            <text:p>443.711.693<text:s/></text:p>
          </table:table-cell>
          <table:table-cell office:value-type="float" office:value="13034940.970000001" table:style-name="ce17">
            <text:p>13.034.941<text:s/></text:p>
          </table:table-cell>
          <table:table-cell office:value-type="float" office:value="9047119.7200000007" table:style-name="ce17">
            <text:p>9.047.120<text:s/></text:p>
          </table:table-cell>
          <table:table-cell office:value-type="float" office:value="411528.48" table:style-name="ce17">
            <text:p>411.528<text:s/></text:p>
          </table:table-cell>
          <table:table-cell office:value-type="float" office:value="85437420.159999996" table:style-name="ce17">
            <text:p>85.437.420<text:s/></text:p>
          </table:table-cell>
          <table:table-cell office:value-type="float" office:value="3540114.91" table:style-name="ce17">
            <text:p>3.540.115<text:s/></text:p>
          </table:table-cell>
          <table:table-cell office:value-type="float" office:value="10538300.619999999" table:style-name="ce17">
            <text:p>10.538.301<text:s/></text:p>
          </table:table-cell>
          <table:table-cell office:value-type="float" office:value="7979261.7300000004" table:style-name="ce17">
            <text:p>7.979.262<text:s/></text:p>
          </table:table-cell>
          <table:table-cell office:value-type="float" office:value="1581790.96" table:style-name="ce17">
            <text:p>1.581.791<text:s/></text:p>
          </table:table-cell>
          <table:table-cell office:value-type="float" office:value="10384254.32" table:style-name="ce17">
            <text:p>10.384.254<text:s/></text:p>
          </table:table-cell>
          <table:table-cell office:value-type="float" office:value="2830938.18" table:style-name="ce17">
            <text:p>2.830.938<text:s/></text:p>
          </table:table-cell>
          <table:table-cell office:value-type="float" office:value="51278046.899999999" table:style-name="ce17">
            <text:p>51.278.047<text:s/></text:p>
          </table:table-cell>
          <table:table-cell office:value-type="float" office:value="148650893.38999999" table:style-name="ce17">
            <text:p>148.650.893<text:s/></text:p>
          </table:table-cell>
          <table:table-cell office:value-type="float" office:value="1308260.1299999999" table:style-name="ce17">
            <text:p>1.308.260<text:s/></text:p>
          </table:table-cell>
          <table:table-cell office:value-type="float" office:value="6553194.0300000003" table:style-name="ce17">
            <text:p>6.553.194<text:s/></text:p>
          </table:table-cell>
          <table:table-cell office:value-type="float" office:value="1126979.1200000001" table:style-name="ce17">
            <text:p>1.126.979<text:s/></text:p>
          </table:table-cell>
          <table:table-cell office:value-type="float" office:value="98238500.719999999" table:style-name="ce17">
            <text:p>98.238.501<text:s/></text:p>
          </table:table-cell>
          <table:table-cell office:value-type="float" office:value="21439274.73" table:style-name="ce17">
            <text:p>21.439.275<text:s/></text:p>
          </table:table-cell>
          <table:table-cell office:value-type="float" office:value="3801500.33" table:style-name="ce17">
            <text:p>3.801.500<text:s/></text:p>
          </table:table-cell>
          <table:table-cell office:value-type="float" office:value="1960629601.3699999" table:style-name="ce17">
            <text:p>1.960.629.601<text:s/></text:p>
          </table:table-cell>
          <table:table-cell office:value-type="float" office:value="148622.01999999999" table:style-name="ce17">
            <text:p>148.622<text:s/></text:p>
          </table:table-cell>
          <table:table-cell office:value-type="float" office:value="2905514301.71" table:style-name="ce18">
            <text:p>2.905.514.3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9484.120000000003" table:style-name="ce17">
            <text:p>39.484<text:s/></text:p>
          </table:table-cell>
          <table:table-cell office:value-type="float" office:value="238258.69" table:style-name="ce17">
            <text:p>238.259<text:s/></text:p>
          </table:table-cell>
          <table:table-cell office:value-type="float" office:value="1610661.76" table:style-name="ce17">
            <text:p>1.610.662<text:s/></text:p>
          </table:table-cell>
          <table:table-cell office:value-type="float" office:value="16046.32" table:style-name="ce17">
            <text:p>16.046<text:s/></text:p>
          </table:table-cell>
          <table:table-cell office:value-type="float" office:value="1090182.82" table:style-name="ce17">
            <text:p>1.090.183<text:s/></text:p>
          </table:table-cell>
          <table:table-cell office:value-type="float" office:value="193421.37" table:style-name="ce17">
            <text:p>193.421<text:s/></text:p>
          </table:table-cell>
          <table:table-cell office:value-type="float" office:value="95443.069999999992" table:style-name="ce17">
            <text:p>95.443<text:s/></text:p>
          </table:table-cell>
          <table:table-cell office:value-type="float" office:value="96811.15" table:style-name="ce17">
            <text:p>96.811<text:s/></text:p>
          </table:table-cell>
          <table:table-cell office:value-type="float" office:value="2207442.41" table:style-name="ce17">
            <text:p>2.207.442<text:s/></text:p>
          </table:table-cell>
          <table:table-cell office:value-type="float" office:value="604127.42000000004" table:style-name="ce17">
            <text:p>604.127<text:s/></text:p>
          </table:table-cell>
          <table:table-cell office:value-type="float" office:value="7442403.3399999999" table:style-name="ce17">
            <text:p>7.442.403<text:s/></text:p>
          </table:table-cell>
          <table:table-cell office:value-type="float" office:value="2339850.5499999998" table:style-name="ce17">
            <text:p>2.339.851<text:s/></text:p>
          </table:table-cell>
          <table:table-cell office:value-type="float" office:value="2392537.2799999998" table:style-name="ce17">
            <text:p>2.392.537<text:s/></text:p>
          </table:table-cell>
          <table:table-cell office:value-type="float" office:value="513796.72" table:style-name="ce17">
            <text:p>513.797<text:s/></text:p>
          </table:table-cell>
          <table:table-cell office:value-type="float" office:value="101019.78" table:style-name="ce17">
            <text:p>101.020<text:s/></text:p>
          </table:table-cell>
          <table:table-cell office:value-type="float" office:value="261677.13" table:style-name="ce17">
            <text:p>261.677<text:s/></text:p>
          </table:table-cell>
          <table:table-cell office:value-type="float" office:value="842131.72" table:style-name="ce17">
            <text:p>842.132<text:s/></text:p>
          </table:table-cell>
          <table:table-cell office:value-type="float" office:value="1492810.63" table:style-name="ce17">
            <text:p>1.492.811<text:s/></text:p>
          </table:table-cell>
          <table:table-cell office:value-type="float" office:value="2380115.6800000002" table:style-name="ce17">
            <text:p>2.380.116<text:s/></text:p>
          </table:table-cell>
          <table:table-cell office:value-type="float" office:value="36985.519999999997" table:style-name="ce17">
            <text:p>36.986<text:s/></text:p>
          </table:table-cell>
          <table:table-cell office:value-type="float" office:value="63666.7" table:style-name="ce17">
            <text:p>63.667<text:s/></text:p>
          </table:table-cell>
          <table:table-cell office:value-type="float" office:value="43941.83" table:style-name="ce17">
            <text:p>43.942<text:s/></text:p>
          </table:table-cell>
          <table:table-cell office:value-type="float" office:value="1719018.09" table:style-name="ce17">
            <text:p>1.719.018<text:s/></text:p>
          </table:table-cell>
          <table:table-cell office:value-type="float" office:value="1822223.06" table:style-name="ce17">
            <text:p>1.822.223<text:s/></text:p>
          </table:table-cell>
          <table:table-cell office:value-type="float" office:value="791731.34" table:style-name="ce17">
            <text:p>791.731<text:s/></text:p>
          </table:table-cell>
          <table:table-cell office:value-type="float" office:value="3737189.03" table:style-name="ce17">
            <text:p>3.737.189<text:s/></text:p>
          </table:table-cell>
          <table:table-cell office:value-type="float" office:value="343858.39" table:style-name="ce17">
            <text:p>343.858<text:s/></text:p>
          </table:table-cell>
          <table:table-cell office:value-type="float" office:value="32516835.919999994" table:style-name="ce18">
            <text:p>32.516.8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3417944.880000001" table:style-name="ce17">
            <text:p>13.417.945<text:s/></text:p>
          </table:table-cell>
          <table:table-cell office:value-type="float" office:value="54452381.329999998" table:style-name="ce17">
            <text:p>54.452.381<text:s/></text:p>
          </table:table-cell>
          <table:table-cell office:value-type="float" office:value="327908904.58999997" table:style-name="ce17">
            <text:p>327.908.905<text:s/></text:p>
          </table:table-cell>
          <table:table-cell office:value-type="float" office:value="22395238.210000001" table:style-name="ce17">
            <text:p>22.395.238<text:s/></text:p>
          </table:table-cell>
          <table:table-cell office:value-type="float" office:value="444806356.99000001" table:style-name="ce17">
            <text:p>444.806.357<text:s/></text:p>
          </table:table-cell>
          <table:table-cell office:value-type="float" office:value="345154768.07999998" table:style-name="ce17">
            <text:p>345.154.768<text:s/></text:p>
          </table:table-cell>
          <table:table-cell office:value-type="float" office:value="644921896.90999997" table:style-name="ce17">
            <text:p>644.921.897<text:s/></text:p>
          </table:table-cell>
          <table:table-cell office:value-type="float" office:value="359970263.20999998" table:style-name="ce17">
            <text:p>359.970.263<text:s/></text:p>
          </table:table-cell>
          <table:table-cell office:value-type="float" office:value="261384070.59" table:style-name="ce17">
            <text:p>261.384.071<text:s/></text:p>
          </table:table-cell>
          <table:table-cell office:value-type="float" office:value="228500580.33000001" table:style-name="ce17">
            <text:p>228.500.580<text:s/></text:p>
          </table:table-cell>
          <table:table-cell office:value-type="float" office:value="927523783.57000005" table:style-name="ce17">
            <text:p>927.523.784<text:s/></text:p>
          </table:table-cell>
          <table:table-cell office:value-type="float" office:value="93714239.760000005" table:style-name="ce17">
            <text:p>93.714.240<text:s/></text:p>
          </table:table-cell>
          <table:table-cell office:value-type="float" office:value="129155065.66" table:style-name="ce17">
            <text:p>129.155.066<text:s/></text:p>
          </table:table-cell>
          <table:table-cell office:value-type="float" office:value="141897115.22" table:style-name="ce17">
            <text:p>141.897.115<text:s/></text:p>
          </table:table-cell>
          <table:table-cell office:value-type="float" office:value="79462488.689999998" table:style-name="ce17">
            <text:p>79.462.489<text:s/></text:p>
          </table:table-cell>
          <table:table-cell office:value-type="float" office:value="484803840.29000002" table:style-name="ce17">
            <text:p>484.803.840<text:s/></text:p>
          </table:table-cell>
          <table:table-cell office:value-type="float" office:value="48039819.350000001" table:style-name="ce17">
            <text:p>48.039.819<text:s/></text:p>
          </table:table-cell>
          <table:table-cell office:value-type="float" office:value="1091434065.3900001" table:style-name="ce17">
            <text:p>1.091.434.065<text:s/></text:p>
          </table:table-cell>
          <table:table-cell office:value-type="float" office:value="4761339552.0900002" table:style-name="ce17">
            <text:p>4.761.339.552<text:s/></text:p>
          </table:table-cell>
          <table:table-cell office:value-type="float" office:value="74418511.620000005" table:style-name="ce17">
            <text:p>74.418.512<text:s/></text:p>
          </table:table-cell>
          <table:table-cell office:value-type="float" office:value="38188887" table:style-name="ce17">
            <text:p>38.188.887<text:s/></text:p>
          </table:table-cell>
          <table:table-cell office:value-type="float" office:value="9585119.3200000003" table:style-name="ce17">
            <text:p>9.585.119<text:s/></text:p>
          </table:table-cell>
          <table:table-cell office:value-type="float" office:value="1082194428.47" table:style-name="ce17">
            <text:p>1.082.194.428<text:s/></text:p>
          </table:table-cell>
          <table:table-cell office:value-type="float" office:value="1007000232.21" table:style-name="ce17">
            <text:p>1.007.000.232<text:s/></text:p>
          </table:table-cell>
          <table:table-cell office:value-type="float" office:value="48307686.32" table:style-name="ce17">
            <text:p>48.307.686<text:s/></text:p>
          </table:table-cell>
          <table:table-cell office:value-type="float" office:value="9483015726.8600006" table:style-name="ce17">
            <text:p>9.483.015.727<text:s/></text:p>
          </table:table-cell>
          <table:table-cell office:value-type="float" office:value="28765030.199999999" table:style-name="ce17">
            <text:p>28.765.030<text:s/></text:p>
          </table:table-cell>
          <table:table-cell office:value-type="float" office:value="22231757997.140003" table:style-name="ce18">
            <text:p>22.231.757.9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458.78" table:style-name="ce17">
            <text:p>6.459<text:s/></text:p>
          </table:table-cell>
          <table:table-cell office:value-type="float" office:value="77871.7" table:style-name="ce17">
            <text:p>77.872<text:s/></text:p>
          </table:table-cell>
          <table:table-cell office:value-type="float" office:value="268626.45" table:style-name="ce17">
            <text:p>268.626<text:s/></text:p>
          </table:table-cell>
          <table:table-cell office:value-type="float" office:value="30303.67" table:style-name="ce17">
            <text:p>30.304<text:s/></text:p>
          </table:table-cell>
          <table:table-cell office:value-type="float" office:value="3065521.79" table:style-name="ce17">
            <text:p>3.065.522<text:s/></text:p>
          </table:table-cell>
          <table:table-cell office:value-type="float" office:value="26830726.460000001" table:style-name="ce17">
            <text:p>26.830.726<text:s/></text:p>
          </table:table-cell>
          <table:table-cell office:value-type="float" office:value="130501417.06999999" table:style-name="ce17">
            <text:p>130.501.417<text:s/></text:p>
          </table:table-cell>
          <table:table-cell office:value-type="float" office:value="7816610.9000000004" table:style-name="ce17">
            <text:p>7.816.611<text:s/></text:p>
          </table:table-cell>
          <table:table-cell office:value-type="float" office:value="393738.18" table:style-name="ce17">
            <text:p>393.738<text:s/></text:p>
          </table:table-cell>
          <table:table-cell office:value-type="float" office:value="31054.5" table:style-name="ce17">
            <text:p>31.055<text:s/></text:p>
          </table:table-cell>
          <table:table-cell office:value-type="float" office:value="24710967.629999999" table:style-name="ce17">
            <text:p>24.710.968<text:s/></text:p>
          </table:table-cell>
          <table:table-cell office:value-type="float" office:value="15353.64" table:style-name="ce17">
            <text:p>15.354<text:s/></text:p>
          </table:table-cell>
          <table:table-cell office:value-type="float" office:value="261396.81" table:style-name="ce17">
            <text:p>261.397<text:s/></text:p>
          </table:table-cell>
          <table:table-cell office:value-type="float" office:value="14390850.93" table:style-name="ce17">
            <text:p>14.390.851<text:s/></text:p>
          </table:table-cell>
          <table:table-cell office:value-type="float" office:value="38573.15" table:style-name="ce17">
            <text:p>38.573<text:s/></text:p>
          </table:table-cell>
          <table:table-cell office:value-type="float" office:value="1258138.46" table:style-name="ce17">
            <text:p>1.258.138<text:s/></text:p>
          </table:table-cell>
          <table:table-cell office:value-type="float" office:value="41847.51" table:style-name="ce17">
            <text:p>41.848<text:s/></text:p>
          </table:table-cell>
          <table:table-cell office:value-type="float" office:value="9566505.4900000002" table:style-name="ce17">
            <text:p>9.566.505<text:s/></text:p>
          </table:table-cell>
          <table:table-cell office:value-type="float" office:value="158113930.74000001" table:style-name="ce17">
            <text:p>158.113.931<text:s/></text:p>
          </table:table-cell>
          <table:table-cell office:value-type="float" office:value="183078.62" table:style-name="ce17">
            <text:p>183.079<text:s/></text:p>
          </table:table-cell>
          <table:table-cell office:value-type="float" office:value="91873.49" table:style-name="ce17">
            <text:p>91.873<text:s/></text:p>
          </table:table-cell>
          <table:table-cell office:value-type="float" office:value="3524.49" table:style-name="ce17">
            <text:p>3.524<text:s/></text:p>
          </table:table-cell>
          <table:table-cell office:value-type="float" office:value="39965441.039999999" table:style-name="ce17">
            <text:p>39.965.441<text:s/></text:p>
          </table:table-cell>
          <table:table-cell office:value-type="float" office:value="1362077.92" table:style-name="ce17">
            <text:p>1.362.078<text:s/></text:p>
          </table:table-cell>
          <table:table-cell office:value-type="float" office:value="2361649.7599999998" table:style-name="ce17">
            <text:p>2.361.650<text:s/></text:p>
          </table:table-cell>
          <table:table-cell office:value-type="float" office:value="951943071.48000002" table:style-name="ce17">
            <text:p>951.943.071<text:s/></text:p>
          </table:table-cell>
          <table:table-cell office:value-type="float" office:value="18796.03" table:style-name="ce17">
            <text:p>18.796<text:s/></text:p>
          </table:table-cell>
          <table:table-cell office:value-type="float" office:value="1373349406.6900001" table:style-name="ce18">
            <text:p>1.373.349.4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3411486.100000001" table:style-name="ce17">
            <text:p>13.411.486<text:s/></text:p>
          </table:table-cell>
          <table:table-cell office:value-type="float" office:value="54374509.629999995" table:style-name="ce17">
            <text:p>54.374.510<text:s/></text:p>
          </table:table-cell>
          <table:table-cell office:value-type="float" office:value="327640278.13999999" table:style-name="ce17">
            <text:p>327.640.278<text:s/></text:p>
          </table:table-cell>
          <table:table-cell office:value-type="float" office:value="22364934.539999999" table:style-name="ce17">
            <text:p>22.364.935<text:s/></text:p>
          </table:table-cell>
          <table:table-cell office:value-type="float" office:value="441740835.19999999" table:style-name="ce17">
            <text:p>441.740.835<text:s/></text:p>
          </table:table-cell>
          <table:table-cell office:value-type="float" office:value="318324041.62" table:style-name="ce17">
            <text:p>318.324.042<text:s/></text:p>
          </table:table-cell>
          <table:table-cell office:value-type="float" office:value="514420479.83999991" table:style-name="ce17">
            <text:p>514.420.480<text:s/></text:p>
          </table:table-cell>
          <table:table-cell office:value-type="float" office:value="352153652.31" table:style-name="ce17">
            <text:p>352.153.652<text:s/></text:p>
          </table:table-cell>
          <table:table-cell office:value-type="float" office:value="260990332.41000003" table:style-name="ce17">
            <text:p>260.990.332<text:s/></text:p>
          </table:table-cell>
          <table:table-cell office:value-type="float" office:value="228469525.83000001" table:style-name="ce17">
            <text:p>228.469.526<text:s/></text:p>
          </table:table-cell>
          <table:table-cell office:value-type="float" office:value="902812815.94000006" table:style-name="ce17">
            <text:p>902.812.816<text:s/></text:p>
          </table:table-cell>
          <table:table-cell office:value-type="float" office:value="93698886.120000005" table:style-name="ce17">
            <text:p>93.698.886<text:s/></text:p>
          </table:table-cell>
          <table:table-cell office:value-type="float" office:value="128893668.85000001" table:style-name="ce17">
            <text:p>128.893.669<text:s/></text:p>
          </table:table-cell>
          <table:table-cell office:value-type="float" office:value="127506264.29000002" table:style-name="ce17">
            <text:p>127.506.264<text:s/></text:p>
          </table:table-cell>
          <table:table-cell office:value-type="float" office:value="79423915.540000007" table:style-name="ce17">
            <text:p>79.423.916<text:s/></text:p>
          </table:table-cell>
          <table:table-cell office:value-type="float" office:value="483545701.82999998" table:style-name="ce17">
            <text:p>483.545.702<text:s/></text:p>
          </table:table-cell>
          <table:table-cell office:value-type="float" office:value="47997971.840000004" table:style-name="ce17">
            <text:p>47.997.972<text:s/></text:p>
          </table:table-cell>
          <table:table-cell office:value-type="float" office:value="1081867559.8999999" table:style-name="ce17">
            <text:p>1.081.867.560<text:s/></text:p>
          </table:table-cell>
          <table:table-cell office:value-type="float" office:value="4603225621.3500004" table:style-name="ce17">
            <text:p>4.603.225.621<text:s/></text:p>
          </table:table-cell>
          <table:table-cell office:value-type="float" office:value="74235433" table:style-name="ce17">
            <text:p>74.235.433<text:s/></text:p>
          </table:table-cell>
          <table:table-cell office:value-type="float" office:value="38097013.509999998" table:style-name="ce17">
            <text:p>38.097.014<text:s/></text:p>
          </table:table-cell>
          <table:table-cell office:value-type="float" office:value="9581594.8299999982" table:style-name="ce17">
            <text:p>9.581.595<text:s/></text:p>
          </table:table-cell>
          <table:table-cell office:value-type="float" office:value="1042228987.4299999" table:style-name="ce17">
            <text:p>1.042.228.987<text:s/></text:p>
          </table:table-cell>
          <table:table-cell office:value-type="float" office:value="1005638154.29" table:style-name="ce17">
            <text:p>1.005.638.154<text:s/></text:p>
          </table:table-cell>
          <table:table-cell office:value-type="float" office:value="45946036.560000002" table:style-name="ce17">
            <text:p>45.946.037<text:s/></text:p>
          </table:table-cell>
          <table:table-cell office:value-type="float" office:value="8531072655.3800001" table:style-name="ce17">
            <text:p>8.531.072.655<text:s/></text:p>
          </table:table-cell>
          <table:table-cell office:value-type="float" office:value="28746234.170000002" table:style-name="ce17">
            <text:p>28.746.234<text:s/></text:p>
          </table:table-cell>
          <table:table-cell office:value-type="float" office:value="20858408590.449997" table:style-name="ce18">
            <text:p>20.858.408.5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586398.0599999996" table:style-name="ce17">
            <text:p>4.586.398<text:s/></text:p>
          </table:table-cell>
          <table:table-cell office:value-type="float" office:value="18573351.48" table:style-name="ce17">
            <text:p>18.573.351<text:s/></text:p>
          </table:table-cell>
          <table:table-cell office:value-type="float" office:value="83854943.709999993" table:style-name="ce17">
            <text:p>83.854.944<text:s/></text:p>
          </table:table-cell>
          <table:table-cell office:value-type="float" office:value="6701530.9299999997" table:style-name="ce17">
            <text:p>6.701.531<text:s/></text:p>
          </table:table-cell>
          <table:table-cell office:value-type="float" office:value="142144298.41999999" table:style-name="ce17">
            <text:p>142.144.298<text:s/></text:p>
          </table:table-cell>
          <table:table-cell office:value-type="float" office:value="97983370.180000007" table:style-name="ce17">
            <text:p>97.983.370<text:s/></text:p>
          </table:table-cell>
          <table:table-cell office:value-type="float" office:value="408750245.09999996" table:style-name="ce17">
            <text:p>408.750.245<text:s/></text:p>
          </table:table-cell>
          <table:table-cell office:value-type="float" office:value="92487148.890000001" table:style-name="ce17">
            <text:p>92.487.149<text:s/></text:p>
          </table:table-cell>
          <table:table-cell office:value-type="float" office:value="96105741.730000004" table:style-name="ce17">
            <text:p>96.105.742<text:s/></text:p>
          </table:table-cell>
          <table:table-cell office:value-type="float" office:value="64408775.600000001" table:style-name="ce17">
            <text:p>64.408.776<text:s/></text:p>
          </table:table-cell>
          <table:table-cell office:value-type="float" office:value="337354337.01999998" table:style-name="ce17">
            <text:p>337.354.337<text:s/></text:p>
          </table:table-cell>
          <table:table-cell office:value-type="float" office:value="34551045.399999999" table:style-name="ce17">
            <text:p>34.551.045<text:s/></text:p>
          </table:table-cell>
          <table:table-cell office:value-type="float" office:value="54888899.299999997" table:style-name="ce17">
            <text:p>54.888.899<text:s/></text:p>
          </table:table-cell>
          <table:table-cell office:value-type="float" office:value="53148700.090000004" table:style-name="ce17">
            <text:p>53.148.700<text:s/></text:p>
          </table:table-cell>
          <table:table-cell office:value-type="float" office:value="27084855.989999998" table:style-name="ce17">
            <text:p>27.084.856<text:s/></text:p>
          </table:table-cell>
          <table:table-cell office:value-type="float" office:value="128807056.31" table:style-name="ce17">
            <text:p>128.807.056<text:s/></text:p>
          </table:table-cell>
          <table:table-cell office:value-type="float" office:value="24589165.449999999" table:style-name="ce17">
            <text:p>24.589.165<text:s/></text:p>
          </table:table-cell>
          <table:table-cell office:value-type="float" office:value="296992205.22000003" table:style-name="ce17">
            <text:p>296.992.205<text:s/></text:p>
          </table:table-cell>
          <table:table-cell office:value-type="float" office:value="1138173425.9300001" table:style-name="ce17">
            <text:p>1.138.173.426<text:s/></text:p>
          </table:table-cell>
          <table:table-cell office:value-type="float" office:value="27515834.309999999" table:style-name="ce17">
            <text:p>27.515.834<text:s/></text:p>
          </table:table-cell>
          <table:table-cell office:value-type="float" office:value="16397969.720000001" table:style-name="ce17">
            <text:p>16.397.970<text:s/></text:p>
          </table:table-cell>
          <table:table-cell office:value-type="float" office:value="6731126.96" table:style-name="ce17">
            <text:p>6.731.127<text:s/></text:p>
          </table:table-cell>
          <table:table-cell office:value-type="float" office:value="307134999.06999999" table:style-name="ce17">
            <text:p>307.134.999<text:s/></text:p>
          </table:table-cell>
          <table:table-cell office:value-type="float" office:value="253770228.84" table:style-name="ce17">
            <text:p>253.770.229<text:s/></text:p>
          </table:table-cell>
          <table:table-cell office:value-type="float" office:value="18046030.280000001" table:style-name="ce17">
            <text:p>18.046.030<text:s/></text:p>
          </table:table-cell>
          <table:table-cell office:value-type="float" office:value="2272176677.8899999" table:style-name="ce17">
            <text:p>2.272.176.678<text:s/></text:p>
          </table:table-cell>
          <table:table-cell office:value-type="float" office:value="13053056.189999999" table:style-name="ce17">
            <text:p>13.053.056<text:s/></text:p>
          </table:table-cell>
          <table:table-cell office:value-type="float" office:value="6026011418.0699997" table:style-name="ce18">
            <text:p>6.026.011.4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58.6500000000001" table:style-name="ce17">
            <text:p>1.059<text:s/></text:p>
          </table:table-cell>
          <table:table-cell office:value-type="float" office:value="12812.5" table:style-name="ce17">
            <text:p>12.813<text:s/></text:p>
          </table:table-cell>
          <table:table-cell office:value-type="float" office:value="42318.97" table:style-name="ce17">
            <text:p>42.319<text:s/></text:p>
          </table:table-cell>
          <table:table-cell office:value-type="float" office:value="5253.32" table:style-name="ce17">
            <text:p>5.253<text:s/></text:p>
          </table:table-cell>
          <table:table-cell office:value-type="float" office:value="498108.69" table:style-name="ce17">
            <text:p>498.109<text:s/></text:p>
          </table:table-cell>
          <table:table-cell office:value-type="float" office:value="4363571.4000000004" table:style-name="ce17">
            <text:p>4.363.571<text:s/></text:p>
          </table:table-cell>
          <table:table-cell office:value-type="float" office:value="21922230.57" table:style-name="ce17">
            <text:p>21.922.231<text:s/></text:p>
          </table:table-cell>
          <table:table-cell office:value-type="float" office:value="1301390.06" table:style-name="ce17">
            <text:p>1.301.390<text:s/></text:p>
          </table:table-cell>
          <table:table-cell office:value-type="float" office:value="63713.78" table:style-name="ce17">
            <text:p>63.714<text:s/></text:p>
          </table:table-cell>
          <table:table-cell office:value-type="float" office:value="4962.45" table:style-name="ce17">
            <text:p>4.962<text:s/></text:p>
          </table:table-cell>
          <table:table-cell office:value-type="float" office:value="3865546.24" table:style-name="ce17">
            <text:p>3.865.546<text:s/></text:p>
          </table:table-cell>
          <table:table-cell office:value-type="float" office:value="3030.36" table:style-name="ce17">
            <text:p>3.030<text:s/></text:p>
          </table:table-cell>
          <table:table-cell office:value-type="float" office:value="43684" table:style-name="ce17">
            <text:p>43.684<text:s/></text:p>
          </table:table-cell>
          <table:table-cell office:value-type="float" office:value="2346571.88" table:style-name="ce17">
            <text:p>2.346.572<text:s/></text:p>
          </table:table-cell>
          <table:table-cell office:value-type="float" office:value="6372.49" table:style-name="ce17">
            <text:p>6.372<text:s/></text:p>
          </table:table-cell>
          <table:table-cell office:value-type="float" office:value="207223" table:style-name="ce17">
            <text:p>207.223<text:s/></text:p>
          </table:table-cell>
          <table:table-cell office:value-type="float" office:value="6979.01" table:style-name="ce17">
            <text:p>6.979<text:s/></text:p>
          </table:table-cell>
          <table:table-cell office:value-type="float" office:value="1563043.66" table:style-name="ce17">
            <text:p>1.563.044<text:s/></text:p>
          </table:table-cell>
          <table:table-cell office:value-type="float" office:value="25544468.27" table:style-name="ce17">
            <text:p>25.544.468<text:s/></text:p>
          </table:table-cell>
          <table:table-cell office:value-type="float" office:value="27080.34" table:style-name="ce17">
            <text:p>27.080<text:s/></text:p>
          </table:table-cell>
          <table:table-cell office:value-type="float" office:value="14614.26" table:style-name="ce17">
            <text:p>14.614<text:s/></text:p>
          </table:table-cell>
          <table:table-cell office:value-type="float" office:value="572.72" table:style-name="ce17">
            <text:p>573<text:s/></text:p>
          </table:table-cell>
          <table:table-cell office:value-type="float" office:value="6585310.9900000002" table:style-name="ce17">
            <text:p>6.585.311<text:s/></text:p>
          </table:table-cell>
          <table:table-cell office:value-type="float" office:value="228881.18" table:style-name="ce17">
            <text:p>228.881<text:s/></text:p>
          </table:table-cell>
          <table:table-cell office:value-type="float" office:value="397214.28" table:style-name="ce17">
            <text:p>397.214<text:s/></text:p>
          </table:table-cell>
          <table:table-cell office:value-type="float" office:value="157028865.38999999" table:style-name="ce17">
            <text:p>157.028.865<text:s/></text:p>
          </table:table-cell>
          <table:table-cell office:value-type="float" office:value="3423.47" table:style-name="ce17">
            <text:p>3.423<text:s/></text:p>
          </table:table-cell>
          <table:table-cell office:value-type="float" office:value="226088301.92999998" table:style-name="ce18">
            <text:p>226.088.3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585339.41" table:style-name="ce17">
            <text:p>4.585.339<text:s/></text:p>
          </table:table-cell>
          <table:table-cell office:value-type="float" office:value="18560538.98" table:style-name="ce17">
            <text:p>18.560.539<text:s/></text:p>
          </table:table-cell>
          <table:table-cell office:value-type="float" office:value="83812624.74000001" table:style-name="ce17">
            <text:p>83.812.625<text:s/></text:p>
          </table:table-cell>
          <table:table-cell office:value-type="float" office:value="6696277.6100000003" table:style-name="ce17">
            <text:p>6.696.278<text:s/></text:p>
          </table:table-cell>
          <table:table-cell office:value-type="float" office:value="141646189.73000002" table:style-name="ce17">
            <text:p>141.646.190<text:s/></text:p>
          </table:table-cell>
          <table:table-cell office:value-type="float" office:value="93619798.780000001" table:style-name="ce17">
            <text:p>93.619.799<text:s/></text:p>
          </table:table-cell>
          <table:table-cell office:value-type="float" office:value="386828014.53000003" table:style-name="ce17">
            <text:p>386.828.015<text:s/></text:p>
          </table:table-cell>
          <table:table-cell office:value-type="float" office:value="91185758.829999998" table:style-name="ce17">
            <text:p>91.185.759<text:s/></text:p>
          </table:table-cell>
          <table:table-cell office:value-type="float" office:value="96042027.950000003" table:style-name="ce17">
            <text:p>96.042.028<text:s/></text:p>
          </table:table-cell>
          <table:table-cell office:value-type="float" office:value="64403813.149999999" table:style-name="ce17">
            <text:p>64.403.813<text:s/></text:p>
          </table:table-cell>
          <table:table-cell office:value-type="float" office:value="333488790.77999997" table:style-name="ce17">
            <text:p>333.488.791<text:s/></text:p>
          </table:table-cell>
          <table:table-cell office:value-type="float" office:value="34548015.039999999" table:style-name="ce17">
            <text:p>34.548.015<text:s/></text:p>
          </table:table-cell>
          <table:table-cell office:value-type="float" office:value="54845215.299999997" table:style-name="ce17">
            <text:p>54.845.215<text:s/></text:p>
          </table:table-cell>
          <table:table-cell office:value-type="float" office:value="50802128.209999993" table:style-name="ce17">
            <text:p>50.802.128<text:s/></text:p>
          </table:table-cell>
          <table:table-cell office:value-type="float" office:value="27078483.5" table:style-name="ce17">
            <text:p>27.078.484<text:s/></text:p>
          </table:table-cell>
          <table:table-cell office:value-type="float" office:value="128599833.31" table:style-name="ce17">
            <text:p>128.599.833<text:s/></text:p>
          </table:table-cell>
          <table:table-cell office:value-type="float" office:value="24582186.440000001" table:style-name="ce17">
            <text:p>24.582.186<text:s/></text:p>
          </table:table-cell>
          <table:table-cell office:value-type="float" office:value="295429161.56" table:style-name="ce17">
            <text:p>295.429.162<text:s/></text:p>
          </table:table-cell>
          <table:table-cell office:value-type="float" office:value="1112628957.6600001" table:style-name="ce17">
            <text:p>1.112.628.958<text:s/></text:p>
          </table:table-cell>
          <table:table-cell office:value-type="float" office:value="27488753.969999999" table:style-name="ce17">
            <text:p>27.488.754<text:s/></text:p>
          </table:table-cell>
          <table:table-cell office:value-type="float" office:value="16383355.459999999" table:style-name="ce17">
            <text:p>16.383.355<text:s/></text:p>
          </table:table-cell>
          <table:table-cell office:value-type="float" office:value="6730554.2399999993" table:style-name="ce17">
            <text:p>6.730.554<text:s/></text:p>
          </table:table-cell>
          <table:table-cell office:value-type="float" office:value="300549688.07999998" table:style-name="ce17">
            <text:p>300.549.688<text:s/></text:p>
          </table:table-cell>
          <table:table-cell office:value-type="float" office:value="253541347.66" table:style-name="ce17">
            <text:p>253.541.348<text:s/></text:p>
          </table:table-cell>
          <table:table-cell office:value-type="float" office:value="17648816" table:style-name="ce17">
            <text:p>17.648.816<text:s/></text:p>
          </table:table-cell>
          <table:table-cell office:value-type="float" office:value="2115147812.5" table:style-name="ce17">
            <text:p>2.115.147.813<text:s/></text:p>
          </table:table-cell>
          <table:table-cell office:value-type="float" office:value="13049632.720000001" table:style-name="ce17">
            <text:p>13.049.633<text:s/></text:p>
          </table:table-cell>
          <table:table-cell office:value-type="float" office:value="5799923116.1400003" table:style-name="ce18">
            <text:p>5.799.923.1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7916027.6799999997" table:style-name="ce17">
            <text:p>7.916.028<text:s/></text:p>
          </table:table-cell>
          <table:table-cell office:value-type="float" office:value="26095477.609999999" table:style-name="ce17">
            <text:p>26.095.478<text:s/></text:p>
          </table:table-cell>
          <table:table-cell office:value-type="float" office:value="102499889.54000001" table:style-name="ce17">
            <text:p>102.499.890<text:s/></text:p>
          </table:table-cell>
          <table:table-cell office:value-type="float" office:value="5580559.3300000001" table:style-name="ce17">
            <text:p>5.580.559<text:s/></text:p>
          </table:table-cell>
          <table:table-cell office:value-type="float" office:value="201024183.59999999" table:style-name="ce17">
            <text:p>201.024.184<text:s/></text:p>
          </table:table-cell>
          <table:table-cell office:value-type="float" office:value="184229680.44999999" table:style-name="ce17">
            <text:p>184.229.680<text:s/></text:p>
          </table:table-cell>
          <table:table-cell office:value-type="float" office:value="843950877.41000009" table:style-name="ce17">
            <text:p>843.950.877<text:s/></text:p>
          </table:table-cell>
          <table:table-cell office:value-type="float" office:value="223536377.93000001" table:style-name="ce17">
            <text:p>223.536.378<text:s/></text:p>
          </table:table-cell>
          <table:table-cell office:value-type="float" office:value="140625191.94" table:style-name="ce17">
            <text:p>140.625.192<text:s/></text:p>
          </table:table-cell>
          <table:table-cell office:value-type="float" office:value="42965563.18" table:style-name="ce17">
            <text:p>42.965.563<text:s/></text:p>
          </table:table-cell>
          <table:table-cell office:value-type="float" office:value="880850558.11000001" table:style-name="ce17">
            <text:p>880.850.558<text:s/></text:p>
          </table:table-cell>
          <table:table-cell office:value-type="float" office:value="50733016.090000004" table:style-name="ce17">
            <text:p>50.733.016<text:s/></text:p>
          </table:table-cell>
          <table:table-cell office:value-type="float" office:value="101635086.31" table:style-name="ce17">
            <text:p>101.635.086<text:s/></text:p>
          </table:table-cell>
          <table:table-cell office:value-type="float" office:value="82477259.670000002" table:style-name="ce17">
            <text:p>82.477.260<text:s/></text:p>
          </table:table-cell>
          <table:table-cell office:value-type="float" office:value="38385334.229999997" table:style-name="ce17">
            <text:p>38.385.334<text:s/></text:p>
          </table:table-cell>
          <table:table-cell office:value-type="float" office:value="162124613.56" table:style-name="ce17">
            <text:p>162.124.614<text:s/></text:p>
          </table:table-cell>
          <table:table-cell office:value-type="float" office:value="33687955.689999998" table:style-name="ce17">
            <text:p>33.687.956<text:s/></text:p>
          </table:table-cell>
          <table:table-cell office:value-type="float" office:value="461211694.39999998" table:style-name="ce17">
            <text:p>461.211.694<text:s/></text:p>
          </table:table-cell>
          <table:table-cell office:value-type="float" office:value="3030258866.9000001" table:style-name="ce17">
            <text:p>3.030.258.867<text:s/></text:p>
          </table:table-cell>
          <table:table-cell office:value-type="float" office:value="48690924.170000002" table:style-name="ce17">
            <text:p>48.690.924<text:s/></text:p>
          </table:table-cell>
          <table:table-cell office:value-type="float" office:value="22226710.789999999" table:style-name="ce17">
            <text:p>22.226.711<text:s/></text:p>
          </table:table-cell>
          <table:table-cell office:value-type="float" office:value="6547332.9800000004" table:style-name="ce17">
            <text:p>6.547.333<text:s/></text:p>
          </table:table-cell>
          <table:table-cell office:value-type="float" office:value="602215821.13" table:style-name="ce17">
            <text:p>602.215.821<text:s/></text:p>
          </table:table-cell>
          <table:table-cell office:value-type="float" office:value="397700546.88" table:style-name="ce17">
            <text:p>397.700.547<text:s/></text:p>
          </table:table-cell>
          <table:table-cell office:value-type="float" office:value="30475034.440000001" table:style-name="ce17">
            <text:p>30.475.034<text:s/></text:p>
          </table:table-cell>
          <table:table-cell office:value-type="float" office:value="6651724646.2799997" table:style-name="ce17">
            <text:p>6.651.724.646<text:s/></text:p>
          </table:table-cell>
          <table:table-cell office:value-type="float" office:value="16810205.5" table:style-name="ce17">
            <text:p>16.810.206<text:s/></text:p>
          </table:table-cell>
          <table:table-cell office:value-type="float" office:value="14396179435.799999" table:style-name="ce18">
            <text:p>14.396.179.4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388.96" table:style-name="ce17">
            <text:p>2.389<text:s/></text:p>
          </table:table-cell>
          <table:table-cell office:value-type="float" office:value="4173.95" table:style-name="ce17">
            <text:p>4.174<text:s/></text:p>
          </table:table-cell>
          <table:table-cell office:value-type="float" office:value="2222473.41" table:style-name="ce17">
            <text:p>2.222.473<text:s/></text:p>
          </table:table-cell>
          <table:table-cell office:value-type="float" office:value="3567.8" table:style-name="ce17">
            <text:p>3.568<text:s/></text:p>
          </table:table-cell>
          <table:table-cell office:value-type="float" office:value="3935012.51" table:style-name="ce17">
            <text:p>3.935.013<text:s/></text:p>
          </table:table-cell>
          <table:table-cell office:value-type="float" office:value="20203892.719999999" table:style-name="ce17">
            <text:p>20.203.893<text:s/></text:p>
          </table:table-cell>
          <table:table-cell office:value-type="float" office:value="365430097.55000001" table:style-name="ce17">
            <text:p>365.430.098<text:s/></text:p>
          </table:table-cell>
          <table:table-cell office:value-type="float" office:value="7203497.0300000003" table:style-name="ce17">
            <text:p>7.203.497<text:s/></text:p>
          </table:table-cell>
          <table:table-cell office:value-type="float" office:value="214302.32" table:style-name="ce17">
            <text:p>214.302<text:s/></text:p>
          </table:table-cell>
          <table:table-cell office:value-type="float" office:value="14912.86" table:style-name="ce17">
            <text:p>14.913<text:s/></text:p>
          </table:table-cell>
          <table:table-cell office:value-type="float" office:value="58280275.18" table:style-name="ce17">
            <text:p>58.280.275<text:s/></text:p>
          </table:table-cell>
          <table:table-cell office:value-type="float" office:value="27939.11" table:style-name="ce17">
            <text:p>27.939<text:s/></text:p>
          </table:table-cell>
          <table:table-cell office:value-type="float" office:value="145201.82" table:style-name="ce17">
            <text:p>145.202<text:s/></text:p>
          </table:table-cell>
          <table:table-cell office:value-type="float" office:value="13869996.880000001" table:style-name="ce17">
            <text:p>13.869.997<text:s/></text:p>
          </table:table-cell>
          <table:table-cell office:value-type="float" office:value="92738.11" table:style-name="ce17">
            <text:p>92.738<text:s/></text:p>
          </table:table-cell>
          <table:table-cell office:value-type="float" office:value="536081.15" table:style-name="ce17">
            <text:p>536.081<text:s/></text:p>
          </table:table-cell>
          <table:table-cell office:value-type="float" office:value="7239.06" table:style-name="ce17">
            <text:p>7.239<text:s/></text:p>
          </table:table-cell>
          <table:table-cell office:value-type="float" office:value="67522195.629999995" table:style-name="ce17">
            <text:p>67.522.196<text:s/></text:p>
          </table:table-cell>
          <table:table-cell office:value-type="float" office:value="1856193319.72" table:style-name="ce17">
            <text:p>1.856.193.320<text:s/></text:p>
          </table:table-cell>
          <table:table-cell office:value-type="float" office:value="16363.25" table:style-name="ce17">
            <text:p>16.363<text:s/></text:p>
          </table:table-cell>
          <table:table-cell office:value-type="float" office:value="46898.58" table:style-name="ce17">
            <text:p>46.8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6844344.819999993" table:style-name="ce17">
            <text:p>96.844.345<text:s/></text:p>
          </table:table-cell>
          <table:table-cell office:value-type="float" office:value="6315580.54" table:style-name="ce17">
            <text:p>6.315.581<text:s/></text:p>
          </table:table-cell>
          <table:table-cell office:value-type="float" office:value="1987734.91" table:style-name="ce17">
            <text:p>1.987.735<text:s/></text:p>
          </table:table-cell>
          <table:table-cell office:value-type="float" office:value="2635395974.8499999" table:style-name="ce17">
            <text:p>2.635.395.975<text:s/></text:p>
          </table:table-cell>
          <table:table-cell office:value-type="float" office:value="6409.73" table:style-name="ce17">
            <text:p>6.410<text:s/></text:p>
          </table:table-cell>
          <table:table-cell office:value-type="float" office:value="5136522612.4499989" table:style-name="ce18">
            <text:p>5.136.522.6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7913638.7199999997" table:style-name="ce17">
            <text:p>7.913.639<text:s/></text:p>
          </table:table-cell>
          <table:table-cell office:value-type="float" office:value="26091303.66" table:style-name="ce17">
            <text:p>26.091.304<text:s/></text:p>
          </table:table-cell>
          <table:table-cell office:value-type="float" office:value="100277416.13000001" table:style-name="ce17">
            <text:p>100.277.416<text:s/></text:p>
          </table:table-cell>
          <table:table-cell office:value-type="float" office:value="5576991.5300000003" table:style-name="ce17">
            <text:p>5.576.992<text:s/></text:p>
          </table:table-cell>
          <table:table-cell office:value-type="float" office:value="197089171.09000003" table:style-name="ce17">
            <text:p>197.089.171<text:s/></text:p>
          </table:table-cell>
          <table:table-cell office:value-type="float" office:value="164025787.73000002" table:style-name="ce17">
            <text:p>164.025.788<text:s/></text:p>
          </table:table-cell>
          <table:table-cell office:value-type="float" office:value="478520779.86000001" table:style-name="ce17">
            <text:p>478.520.780<text:s/></text:p>
          </table:table-cell>
          <table:table-cell office:value-type="float" office:value="216332880.90000004" table:style-name="ce17">
            <text:p>216.332.881<text:s/></text:p>
          </table:table-cell>
          <table:table-cell office:value-type="float" office:value="140410889.61999997" table:style-name="ce17">
            <text:p>140.410.890<text:s/></text:p>
          </table:table-cell>
          <table:table-cell office:value-type="float" office:value="42950650.32" table:style-name="ce17">
            <text:p>42.950.650<text:s/></text:p>
          </table:table-cell>
          <table:table-cell office:value-type="float" office:value="822570282.92999995" table:style-name="ce17">
            <text:p>822.570.283<text:s/></text:p>
          </table:table-cell>
          <table:table-cell office:value-type="float" office:value="50705076.980000004" table:style-name="ce17">
            <text:p>50.705.077<text:s/></text:p>
          </table:table-cell>
          <table:table-cell office:value-type="float" office:value="101489884.49000001" table:style-name="ce17">
            <text:p>101.489.884<text:s/></text:p>
          </table:table-cell>
          <table:table-cell office:value-type="float" office:value="68607262.790000007" table:style-name="ce17">
            <text:p>68.607.263<text:s/></text:p>
          </table:table-cell>
          <table:table-cell office:value-type="float" office:value="38292596.119999997" table:style-name="ce17">
            <text:p>38.292.596<text:s/></text:p>
          </table:table-cell>
          <table:table-cell office:value-type="float" office:value="161588532.41" table:style-name="ce17">
            <text:p>161.588.532<text:s/></text:p>
          </table:table-cell>
          <table:table-cell office:value-type="float" office:value="33680716.629999995" table:style-name="ce17">
            <text:p>33.680.717<text:s/></text:p>
          </table:table-cell>
          <table:table-cell office:value-type="float" office:value="393689498.76999992" table:style-name="ce17">
            <text:p>393.689.499<text:s/></text:p>
          </table:table-cell>
          <table:table-cell office:value-type="float" office:value="1174065547.1800001" table:style-name="ce17">
            <text:p>1.174.065.547<text:s/></text:p>
          </table:table-cell>
          <table:table-cell office:value-type="float" office:value="48674560.920000002" table:style-name="ce17">
            <text:p>48.674.561<text:s/></text:p>
          </table:table-cell>
          <table:table-cell office:value-type="float" office:value="22179812.210000001" table:style-name="ce17">
            <text:p>22.179.812<text:s/></text:p>
          </table:table-cell>
          <table:table-cell office:value-type="float" office:value="6547332.9799999995" table:style-name="ce17">
            <text:p>6.547.333<text:s/></text:p>
          </table:table-cell>
          <table:table-cell office:value-type="float" office:value="505371476.31" table:style-name="ce17">
            <text:p>505.371.476<text:s/></text:p>
          </table:table-cell>
          <table:table-cell office:value-type="float" office:value="391384966.33999997" table:style-name="ce17">
            <text:p>391.384.966<text:s/></text:p>
          </table:table-cell>
          <table:table-cell office:value-type="float" office:value="28487299.530000001" table:style-name="ce17">
            <text:p>28.487.300<text:s/></text:p>
          </table:table-cell>
          <table:table-cell office:value-type="float" office:value="4016328671.4299998" table:style-name="ce17">
            <text:p>4.016.328.671<text:s/></text:p>
          </table:table-cell>
          <table:table-cell office:value-type="float" office:value="16803795.77" table:style-name="ce17">
            <text:p>16.803.796<text:s/></text:p>
          </table:table-cell>
          <table:table-cell office:value-type="float" office:value="9259656823.3500004" table:style-name="ce18">
            <text:p>9.259.656.8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221.62" table:style-name="ce17">
            <text:p>5.222<text:s/></text:p>
          </table:table-cell>
          <table:table-cell office:value-type="float" office:value="5120727.5" table:style-name="ce17">
            <text:p>5.120.728<text:s/></text:p>
          </table:table-cell>
          <table:table-cell office:value-type="float" office:value="2104050.1" table:style-name="ce17">
            <text:p>2.104.050<text:s/></text:p>
          </table:table-cell>
          <table:table-cell office:value-type="float" office:value="2734992.3" table:style-name="ce17">
            <text:p>2.734.992<text:s/></text:p>
          </table:table-cell>
          <table:table-cell office:value-type="float" office:value="1892911.4" table:style-name="ce17">
            <text:p>1.892.91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85523.04" table:style-name="ce17">
            <text:p>3.385.523<text:s/></text:p>
          </table:table-cell>
          <table:table-cell office:value-type="float" office:value="25" table:style-name="ce17">
            <text:p>25<text:s/></text:p>
          </table:table-cell>
          <table:table-cell office:value-type="float" office:value="18869101.949999999" table:style-name="ce17">
            <text:p>18.869.102<text:s/></text:p>
          </table:table-cell>
          <table:table-cell office:value-type="float" office:value="172.33" table:style-name="ce17">
            <text:p>172<text:s/></text:p>
          </table:table-cell>
          <table:table-cell office:value-type="float" office:value="696724.45" table:style-name="ce17">
            <text:p>696.724<text:s/></text:p>
          </table:table-cell>
          <table:table-cell office:value-type="float" office:value="451394.44" table:style-name="ce17">
            <text:p>451.39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0000" table:style-name="ce17">
            <text:p>400.000<text:s/></text:p>
          </table:table-cell>
          <table:table-cell office:value-type="float" office:value="12802425.689999999" table:style-name="ce17">
            <text:p>12.802.4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941136.690000001" table:style-name="ce17">
            <text:p>23.941.137<text:s/></text:p>
          </table:table-cell>
          <table:table-cell office:value-type="float" office:value="344992639.49000001" table:style-name="ce17">
            <text:p>344.992.63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86205.1799999997" table:style-name="ce17">
            <text:p>6.886.205<text:s/></text:p>
          </table:table-cell>
          <table:table-cell office:value-type="float" office:value="16.88" table:style-name="ce17">
            <text:p>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523037.32" table:style-name="ce17">
            <text:p>20.523.03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4806305.38" table:style-name="ce18">
            <text:p>444.806.3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11981.0999999996" table:style-name="ce17">
            <text:p>6.411.981<text:s/></text:p>
          </table:table-cell>
          <table:table-cell office:value-type="float" office:value="21229926.989999998" table:style-name="ce17">
            <text:p>21.229.927<text:s/></text:p>
          </table:table-cell>
          <table:table-cell office:value-type="float" office:value="27233607.489999998" table:style-name="ce17">
            <text:p>27.233.607<text:s/></text:p>
          </table:table-cell>
          <table:table-cell office:value-type="float" office:value="20708998.93" table:style-name="ce17">
            <text:p>20.708.999<text:s/></text:p>
          </table:table-cell>
          <table:table-cell office:value-type="float" office:value="56236153.689999998" table:style-name="ce17">
            <text:p>56.236.154<text:s/></text:p>
          </table:table-cell>
          <table:table-cell office:value-type="float" office:value="43113928.689999998" table:style-name="ce17">
            <text:p>43.113.929<text:s/></text:p>
          </table:table-cell>
          <table:table-cell office:value-type="float" office:value="1144102147.6900001" table:style-name="ce17">
            <text:p>1.144.102.148<text:s/></text:p>
          </table:table-cell>
          <table:table-cell office:value-type="float" office:value="30453740.579999998" table:style-name="ce17">
            <text:p>30.453.741<text:s/></text:p>
          </table:table-cell>
          <table:table-cell office:value-type="float" office:value="37210494.060000002" table:style-name="ce17">
            <text:p>37.210.494<text:s/></text:p>
          </table:table-cell>
          <table:table-cell office:value-type="float" office:value="19543252.579999998" table:style-name="ce17">
            <text:p>19.543.253<text:s/></text:p>
          </table:table-cell>
          <table:table-cell office:value-type="float" office:value="150180369.88999999" table:style-name="ce17">
            <text:p>150.180.370<text:s/></text:p>
          </table:table-cell>
          <table:table-cell office:value-type="float" office:value="21005360.329999998" table:style-name="ce17">
            <text:p>21.005.360<text:s/></text:p>
          </table:table-cell>
          <table:table-cell office:value-type="float" office:value="17365922.100000001" table:style-name="ce17">
            <text:p>17.365.922<text:s/></text:p>
          </table:table-cell>
          <table:table-cell office:value-type="float" office:value="41926262.939999998" table:style-name="ce17">
            <text:p>41.926.263<text:s/></text:p>
          </table:table-cell>
          <table:table-cell office:value-type="float" office:value="44596490.640000001" table:style-name="ce17">
            <text:p>44.596.491<text:s/></text:p>
          </table:table-cell>
          <table:table-cell office:value-type="float" office:value="63025011.219999999" table:style-name="ce17">
            <text:p>63.025.011<text:s/></text:p>
          </table:table-cell>
          <table:table-cell office:value-type="float" office:value="18654092.129999999" table:style-name="ce17">
            <text:p>18.654.092<text:s/></text:p>
          </table:table-cell>
          <table:table-cell office:value-type="float" office:value="64608860.039999999" table:style-name="ce17">
            <text:p>64.608.860<text:s/></text:p>
          </table:table-cell>
          <table:table-cell office:value-type="float" office:value="242014630.69999999" table:style-name="ce17">
            <text:p>242.014.631<text:s/></text:p>
          </table:table-cell>
          <table:table-cell office:value-type="float" office:value="34930963.200000003" table:style-name="ce17">
            <text:p>34.930.963<text:s/></text:p>
          </table:table-cell>
          <table:table-cell office:value-type="float" office:value="20227892" table:style-name="ce17">
            <text:p>20.227.892<text:s/></text:p>
          </table:table-cell>
          <table:table-cell office:value-type="float" office:value="13326323.35" table:style-name="ce17">
            <text:p>13.326.323<text:s/></text:p>
          </table:table-cell>
          <table:table-cell office:value-type="float" office:value="109246823.61" table:style-name="ce17">
            <text:p>109.246.824<text:s/></text:p>
          </table:table-cell>
          <table:table-cell office:value-type="float" office:value="50417870.409999996" table:style-name="ce17">
            <text:p>50.417.870<text:s/></text:p>
          </table:table-cell>
          <table:table-cell office:value-type="float" office:value="16325540.050000001" table:style-name="ce17">
            <text:p>16.325.540<text:s/></text:p>
          </table:table-cell>
          <table:table-cell office:value-type="float" office:value="130106287.31999999" table:style-name="ce17">
            <text:p>130.106.287<text:s/></text:p>
          </table:table-cell>
          <table:table-cell office:value-type="float" office:value="9202373.7699999996" table:style-name="ce17">
            <text:p>9.202.374<text:s/></text:p>
          </table:table-cell>
          <table:table-cell office:value-type="float" office:value="2453405305.5" table:style-name="ce18">
            <text:p>2.453.405.3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9110803.1900000013" table:style-name="ce17">
            <text:p>9.110.803<text:s/></text:p>
          </table:table-cell>
          <table:table-cell office:value-type="float" office:value="14182744.07" table:style-name="ce17">
            <text:p>14.182.744<text:s/></text:p>
          </table:table-cell>
          <table:table-cell office:value-type="float" office:value="65074618.170000002" table:style-name="ce17">
            <text:p>65.074.618<text:s/></text:p>
          </table:table-cell>
          <table:table-cell office:value-type="float" office:value="2412115.1800000002" table:style-name="ce17">
            <text:p>2.412.115<text:s/></text:p>
          </table:table-cell>
          <table:table-cell office:value-type="float" office:value="320384056.88" table:style-name="ce17">
            <text:p>320.384.057<text:s/></text:p>
          </table:table-cell>
          <table:table-cell office:value-type="float" office:value="366390126.99000007" table:style-name="ce17">
            <text:p>366.390.127<text:s/></text:p>
          </table:table-cell>
          <table:table-cell office:value-type="float" office:value="846713881.76999998" table:style-name="ce17">
            <text:p>846.713.882<text:s/></text:p>
          </table:table-cell>
          <table:table-cell office:value-type="float" office:value="75473834.820000008" table:style-name="ce17">
            <text:p>75.473.835<text:s/></text:p>
          </table:table-cell>
          <table:table-cell office:value-type="float" office:value="293417813.81999999" table:style-name="ce17">
            <text:p>293.417.814<text:s/></text:p>
          </table:table-cell>
          <table:table-cell office:value-type="float" office:value="14807567.069999998" table:style-name="ce17">
            <text:p>14.807.567<text:s/></text:p>
          </table:table-cell>
          <table:table-cell office:value-type="float" office:value="379369529.28999996" table:style-name="ce17">
            <text:p>379.369.529<text:s/></text:p>
          </table:table-cell>
          <table:table-cell office:value-type="float" office:value="29108760.109999996" table:style-name="ce17">
            <text:p>29.108.760<text:s/></text:p>
          </table:table-cell>
          <table:table-cell office:value-type="float" office:value="26013873.68" table:style-name="ce17">
            <text:p>26.013.874<text:s/></text:p>
          </table:table-cell>
          <table:table-cell office:value-type="float" office:value="34165916.549999997" table:style-name="ce17">
            <text:p>34.165.917<text:s/></text:p>
          </table:table-cell>
          <table:table-cell office:value-type="float" office:value="21253702.259999998" table:style-name="ce17">
            <text:p>21.253.702<text:s/></text:p>
          </table:table-cell>
          <table:table-cell office:value-type="float" office:value="70744223.899999991" table:style-name="ce17">
            <text:p>70.744.224<text:s/></text:p>
          </table:table-cell>
          <table:table-cell office:value-type="float" office:value="17276941.130000003" table:style-name="ce17">
            <text:p>17.276.941<text:s/></text:p>
          </table:table-cell>
          <table:table-cell office:value-type="float" office:value="350988563.27000004" table:style-name="ce17">
            <text:p>350.988.563<text:s/></text:p>
          </table:table-cell>
          <table:table-cell office:value-type="float" office:value="1447104653.0599999" table:style-name="ce17">
            <text:p>1.447.104.653<text:s/></text:p>
          </table:table-cell>
          <table:table-cell office:value-type="float" office:value="18163505.850000001" table:style-name="ce17">
            <text:p>18.163.506<text:s/></text:p>
          </table:table-cell>
          <table:table-cell office:value-type="float" office:value="28340855.699999999" table:style-name="ce17">
            <text:p>28.340.856<text:s/></text:p>
          </table:table-cell>
          <table:table-cell office:value-type="float" office:value="5440097.9199999999" table:style-name="ce17">
            <text:p>5.440.098<text:s/></text:p>
          </table:table-cell>
          <table:table-cell office:value-type="float" office:value="534256263.57000005" table:style-name="ce17">
            <text:p>534.256.264<text:s/></text:p>
          </table:table-cell>
          <table:table-cell office:value-type="float" office:value="219449380.39999998" table:style-name="ce17">
            <text:p>219.449.380<text:s/></text:p>
          </table:table-cell>
          <table:table-cell office:value-type="float" office:value="12510550.049999999" table:style-name="ce17">
            <text:p>12.510.550<text:s/></text:p>
          </table:table-cell>
          <table:table-cell office:value-type="float" office:value="3339802016.7399998" table:style-name="ce17">
            <text:p>3.339.802.017<text:s/></text:p>
          </table:table-cell>
          <table:table-cell office:value-type="float" office:value="6398127.540000001" table:style-name="ce17">
            <text:p>6.398.128<text:s/></text:p>
          </table:table-cell>
          <table:table-cell office:value-type="float" office:value="8548354522.9800005" table:style-name="ce18">
            <text:p>8.548.354.52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7792780.640000001" table:style-name="ce21">
            <text:p>67.792.781<text:s/></text:p>
          </table:table-cell>
          <table:table-cell office:value-type="float" office:value="228541120.39999998" table:style-name="ce21">
            <text:p>228.541.120<text:s/></text:p>
          </table:table-cell>
          <table:table-cell office:value-type="float" office:value="1085409624.5999999" table:style-name="ce21">
            <text:p>1.085.409.625<text:s/></text:p>
          </table:table-cell>
          <table:table-cell office:value-type="float" office:value="84687421.829999998" table:style-name="ce21">
            <text:p>84.687.422<text:s/></text:p>
          </table:table-cell>
          <table:table-cell office:value-type="float" office:value="1958724304.53" table:style-name="ce21">
            <text:p>1.958.724.305<text:s/></text:p>
          </table:table-cell>
          <table:table-cell office:value-type="float" office:value="1690986539.52" table:style-name="ce21">
            <text:p>1.690.986.540<text:s/></text:p>
          </table:table-cell>
          <table:table-cell office:value-type="float" office:value="9141317915.5599995" table:style-name="ce21">
            <text:p>9.141.317.916<text:s/></text:p>
          </table:table-cell>
          <table:table-cell office:value-type="float" office:value="1759562874.24" table:style-name="ce21">
            <text:p>1.759.562.874<text:s/></text:p>
          </table:table-cell>
          <table:table-cell office:value-type="float" office:value="1470855875.5899999" table:style-name="ce21">
            <text:p>1.470.855.876<text:s/></text:p>
          </table:table-cell>
          <table:table-cell office:value-type="float" office:value="543837875.28999996" table:style-name="ce21">
            <text:p>543.837.875<text:s/></text:p>
          </table:table-cell>
          <table:table-cell office:value-type="float" office:value="6518893710.3800001" table:style-name="ce21">
            <text:p>6.518.893.710<text:s/></text:p>
          </table:table-cell>
          <table:table-cell office:value-type="float" office:value="419492598.06" table:style-name="ce21">
            <text:p>419.492.598<text:s/></text:p>
          </table:table-cell>
          <table:table-cell office:value-type="float" office:value="652011415.72000003" table:style-name="ce21">
            <text:p>652.011.416<text:s/></text:p>
          </table:table-cell>
          <table:table-cell office:value-type="float" office:value="634821037.15999997" table:style-name="ce21">
            <text:p>634.821.037<text:s/></text:p>
          </table:table-cell>
          <table:table-cell office:value-type="float" office:value="363634365.26999998" table:style-name="ce21">
            <text:p>363.634.365<text:s/></text:p>
          </table:table-cell>
          <table:table-cell office:value-type="float" office:value="1691690707.28" table:style-name="ce21">
            <text:p>1.691.690.707<text:s/></text:p>
          </table:table-cell>
          <table:table-cell office:value-type="float" office:value="249419509.04000002" table:style-name="ce21">
            <text:p>249.419.509<text:s/></text:p>
          </table:table-cell>
          <table:table-cell office:value-type="float" office:value="4636064070.2600002" table:style-name="ce21">
            <text:p>4.636.064.070<text:s/></text:p>
          </table:table-cell>
          <table:table-cell office:value-type="float" office:value="19371768819.16" table:style-name="ce21">
            <text:p>19.371.768.819<text:s/></text:p>
          </table:table-cell>
          <table:table-cell office:value-type="float" office:value="353472445.07999998" table:style-name="ce21">
            <text:p>353.472.445<text:s/></text:p>
          </table:table-cell>
          <table:table-cell office:value-type="float" office:value="212232669.35000002" table:style-name="ce21">
            <text:p>212.232.669<text:s/></text:p>
          </table:table-cell>
          <table:table-cell office:value-type="float" office:value="65131495.609999999" table:style-name="ce21">
            <text:p>65.131.496<text:s/></text:p>
          </table:table-cell>
          <table:table-cell office:value-type="float" office:value="5259997954.7399998" table:style-name="ce21">
            <text:p>5.259.997.955<text:s/></text:p>
          </table:table-cell>
          <table:table-cell office:value-type="float" office:value="4135010077.8699999" table:style-name="ce21">
            <text:p>4.135.010.078<text:s/></text:p>
          </table:table-cell>
          <table:table-cell office:value-type="float" office:value="233989141.12" table:style-name="ce21">
            <text:p>233.989.141<text:s/></text:p>
          </table:table-cell>
          <table:table-cell office:value-type="float" office:value="50526279423.080002" table:style-name="ce21">
            <text:p>50.526.279.423<text:s/></text:p>
          </table:table-cell>
          <table:table-cell office:value-type="float" office:value="132274284.49000001" table:style-name="ce21">
            <text:p>132.274.284<text:s/></text:p>
          </table:table-cell>
          <table:table-cell office:value-type="float" office:value="113487900055.87001" table:style-name="ce22">
            <text:p>113.487.900.05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58300668.374565735" table:style-name="ce25">
            <text:p>58.300.668<text:s/></text:p>
          </table:table-cell>
          <table:table-cell office:value-type="float" office:value="171473001.26786855" table:style-name="ce25">
            <text:p>171.473.001<text:s/></text:p>
          </table:table-cell>
          <table:table-cell office:value-type="float" office:value="242913869.55910748" table:style-name="ce25">
            <text:p>242.913.870<text:s/></text:p>
          </table:table-cell>
          <table:table-cell office:value-type="float" office:value="38258071.651906036" table:style-name="ce25">
            <text:p>38.258.072<text:s/></text:p>
          </table:table-cell>
          <table:table-cell office:value-type="float" office:value="974655406.76640201" table:style-name="ce25">
            <text:p>974.655.407<text:s/></text:p>
          </table:table-cell>
          <table:table-cell office:value-type="float" office:value="681101654.36383581" table:style-name="ce25">
            <text:p>681.101.654<text:s/></text:p>
          </table:table-cell>
          <table:table-cell office:value-type="float" office:value="1581058130.0425823" table:style-name="ce25">
            <text:p>1.581.058.130<text:s/></text:p>
          </table:table-cell>
          <table:table-cell office:value-type="float" office:value="472868039.46347797" table:style-name="ce25">
            <text:p>472.868.039<text:s/></text:p>
          </table:table-cell>
          <table:table-cell office:value-type="float" office:value="564076970.16738546" table:style-name="ce25">
            <text:p>564.076.970<text:s/></text:p>
          </table:table-cell>
          <table:table-cell office:value-type="float" office:value="251644290.68029198" table:style-name="ce25">
            <text:p>251.644.291<text:s/></text:p>
          </table:table-cell>
          <table:table-cell office:value-type="float" office:value="2479849553.2073002" table:style-name="ce25">
            <text:p>2.479.849.553<text:s/></text:p>
          </table:table-cell>
          <table:table-cell office:value-type="float" office:value="295015616.08467317" table:style-name="ce25">
            <text:p>295.015.616<text:s/></text:p>
          </table:table-cell>
          <table:table-cell office:value-type="float" office:value="376104364.32680172" table:style-name="ce25">
            <text:p>376.104.364<text:s/></text:p>
          </table:table-cell>
          <table:table-cell office:value-type="float" office:value="492602658.86113578" table:style-name="ce25">
            <text:p>492.602.659<text:s/></text:p>
          </table:table-cell>
          <table:table-cell office:value-type="float" office:value="272049647.61168766" table:style-name="ce25">
            <text:p>272.049.648<text:s/></text:p>
          </table:table-cell>
          <table:table-cell office:value-type="float" office:value="762081517.31393909" table:style-name="ce25">
            <text:p>762.081.517<text:s/></text:p>
          </table:table-cell>
          <table:table-cell office:value-type="float" office:value="196734280.21798512" table:style-name="ce25">
            <text:p>196.734.280<text:s/></text:p>
          </table:table-cell>
          <table:table-cell office:value-type="float" office:value="1916539451.107111" table:style-name="ce25">
            <text:p>1.916.539.451<text:s/></text:p>
          </table:table-cell>
          <table:table-cell office:value-type="float" office:value="3702743260.4926124" table:style-name="ce25">
            <text:p>3.702.743.260<text:s/></text:p>
          </table:table-cell>
          <table:table-cell office:value-type="float" office:value="250474490.58747247" table:style-name="ce25">
            <text:p>250.474.491<text:s/></text:p>
          </table:table-cell>
          <table:table-cell office:value-type="float" office:value="108351475.19641557" table:style-name="ce25">
            <text:p>108.351.475<text:s/></text:p>
          </table:table-cell>
          <table:table-cell office:value-type="float" office:value="46541366.201683223" table:style-name="ce25">
            <text:p>46.541.366<text:s/></text:p>
          </table:table-cell>
          <table:table-cell office:value-type="float" office:value="2184580089.9578114" table:style-name="ce25">
            <text:p>2.184.580.090<text:s/></text:p>
          </table:table-cell>
          <table:table-cell office:value-type="float" office:value="1432338472.6747556" table:style-name="ce25">
            <text:p>1.432.338.473<text:s/></text:p>
          </table:table-cell>
          <table:table-cell office:value-type="float" office:value="186485469.73844314" table:style-name="ce25">
            <text:p>186.485.470<text:s/></text:p>
          </table:table-cell>
          <table:table-cell office:value-type="float" office:value="14633693874.976543" table:style-name="ce25">
            <text:p>14.633.693.875<text:s/></text:p>
          </table:table-cell>
          <table:table-cell office:value-type="float" office:value="105132013.74619469" table:style-name="ce25">
            <text:p>105.132.014<text:s/></text:p>
          </table:table-cell>
          <table:table-cell office:value-type="float" office:value="34477667704.639984" table:style-name="ce26">
            <text:p>34.477.667.705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26093449.01456574" table:style-name="ce21">
            <text:p>126.093.449<text:s/></text:p>
          </table:table-cell>
          <table:table-cell office:value-type="float" office:value="400014121.66786849" table:style-name="ce21">
            <text:p>400.014.122<text:s/></text:p>
          </table:table-cell>
          <table:table-cell office:value-type="float" office:value="1328323494.1591074" table:style-name="ce21">
            <text:p>1.328.323.494<text:s/></text:p>
          </table:table-cell>
          <table:table-cell office:value-type="float" office:value="122945493.48190603" table:style-name="ce21">
            <text:p>122.945.493<text:s/></text:p>
          </table:table-cell>
          <table:table-cell office:value-type="float" office:value="2933379711.296402" table:style-name="ce21">
            <text:p>2.933.379.711<text:s/></text:p>
          </table:table-cell>
          <table:table-cell office:value-type="float" office:value="2372088193.8838358" table:style-name="ce21">
            <text:p>2.372.088.194<text:s/></text:p>
          </table:table-cell>
          <table:table-cell office:value-type="float" office:value="10722376045.602581" table:style-name="ce21">
            <text:p>10.722.376.046<text:s/></text:p>
          </table:table-cell>
          <table:table-cell office:value-type="float" office:value="2232430913.7034779" table:style-name="ce21">
            <text:p>2.232.430.914<text:s/></text:p>
          </table:table-cell>
          <table:table-cell office:value-type="float" office:value="2034932845.7573853" table:style-name="ce21">
            <text:p>2.034.932.846<text:s/></text:p>
          </table:table-cell>
          <table:table-cell office:value-type="float" office:value="795482165.97029197" table:style-name="ce21">
            <text:p>795.482.166<text:s/></text:p>
          </table:table-cell>
          <table:table-cell office:value-type="float" office:value="8998743263.5872993" table:style-name="ce21">
            <text:p>8.998.743.264<text:s/></text:p>
          </table:table-cell>
          <table:table-cell office:value-type="float" office:value="714508214.14467311" table:style-name="ce21">
            <text:p>714.508.214<text:s/></text:p>
          </table:table-cell>
          <table:table-cell office:value-type="float" office:value="1028115780.0468018" table:style-name="ce21">
            <text:p>1.028.115.780<text:s/></text:p>
          </table:table-cell>
          <table:table-cell office:value-type="float" office:value="1127423696.0211358" table:style-name="ce21">
            <text:p>1.127.423.696<text:s/></text:p>
          </table:table-cell>
          <table:table-cell office:value-type="float" office:value="635684012.88168764" table:style-name="ce21">
            <text:p>635.684.013<text:s/></text:p>
          </table:table-cell>
          <table:table-cell office:value-type="float" office:value="2453772224.5939388" table:style-name="ce21">
            <text:p>2.453.772.225<text:s/></text:p>
          </table:table-cell>
          <table:table-cell office:value-type="float" office:value="446153789.25798512" table:style-name="ce21">
            <text:p>446.153.789<text:s/></text:p>
          </table:table-cell>
          <table:table-cell office:value-type="float" office:value="6552603521.3671112" table:style-name="ce21">
            <text:p>6.552.603.521<text:s/></text:p>
          </table:table-cell>
          <table:table-cell office:value-type="float" office:value="23074512079.652611" table:style-name="ce21">
            <text:p>23.074.512.080<text:s/></text:p>
          </table:table-cell>
          <table:table-cell office:value-type="float" office:value="603946935.66747248" table:style-name="ce21">
            <text:p>603.946.936<text:s/></text:p>
          </table:table-cell>
          <table:table-cell office:value-type="float" office:value="320584144.54641557" table:style-name="ce21">
            <text:p>320.584.145<text:s/></text:p>
          </table:table-cell>
          <table:table-cell office:value-type="float" office:value="111672861.81168322" table:style-name="ce21">
            <text:p>111.672.862<text:s/></text:p>
          </table:table-cell>
          <table:table-cell office:value-type="float" office:value="7444578044.6978111" table:style-name="ce21">
            <text:p>7.444.578.045<text:s/></text:p>
          </table:table-cell>
          <table:table-cell office:value-type="float" office:value="5567348550.5447559" table:style-name="ce21">
            <text:p>5.567.348.551<text:s/></text:p>
          </table:table-cell>
          <table:table-cell office:value-type="float" office:value="420474610.85844314" table:style-name="ce21">
            <text:p>420.474.611<text:s/></text:p>
          </table:table-cell>
          <table:table-cell office:value-type="float" office:value="65159973298.056549" table:style-name="ce21">
            <text:p>65.159.973.298<text:s/></text:p>
          </table:table-cell>
          <table:table-cell office:value-type="float" office:value="237406298.2361947" table:style-name="ce21">
            <text:p>237.406.298<text:s/></text:p>
          </table:table-cell>
          <table:table-cell office:value-type="float" office:value="147965567760.51001" table:style-name="ce22">
            <text:p>147.965.567.76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850610.84263697662" table:style-name="ce27">
            <text:p>850.611<text:s/></text:p>
          </table:table-cell>
          <table:table-cell office:value-type="float" office:value="3524860.7460977896" table:style-name="ce27">
            <text:p>3.524.861<text:s/></text:p>
          </table:table-cell>
          <table:table-cell office:value-type="float" office:value="2030912.0795809026" table:style-name="ce27">
            <text:p>2.030.912<text:s/></text:p>
          </table:table-cell>
          <table:table-cell office:value-type="float" office:value="542548.98791682255" table:style-name="ce27">
            <text:p>542.549<text:s/></text:p>
          </table:table-cell>
          <table:table-cell office:value-type="float" office:value="12518183.359081963" table:style-name="ce27">
            <text:p>12.518.183<text:s/></text:p>
          </table:table-cell>
          <table:table-cell office:value-type="float" office:value="6698340.5845067352" table:style-name="ce27">
            <text:p>6.698.341<text:s/></text:p>
          </table:table-cell>
          <table:table-cell office:value-type="float" office:value="8715754.6781480145" table:style-name="ce27">
            <text:p>8.715.755<text:s/></text:p>
          </table:table-cell>
          <table:table-cell office:value-type="float" office:value="6117232.1635901984" table:style-name="ce27">
            <text:p>6.117.232<text:s/></text:p>
          </table:table-cell>
          <table:table-cell office:value-type="float" office:value="7156227.2702508532" table:style-name="ce27">
            <text:p>7.156.227<text:s/></text:p>
          </table:table-cell>
          <table:table-cell office:value-type="float" office:value="4008241.5803132933" table:style-name="ce27">
            <text:p>4.008.242<text:s/></text:p>
          </table:table-cell>
          <table:table-cell office:value-type="float" office:value="45872540.50733006" table:style-name="ce27">
            <text:p>45.872.541<text:s/></text:p>
          </table:table-cell>
          <table:table-cell office:value-type="float" office:value="3171095.9449318936" table:style-name="ce27">
            <text:p>3.171.096<text:s/></text:p>
          </table:table-cell>
          <table:table-cell office:value-type="float" office:value="6264565.2959561544" table:style-name="ce27">
            <text:p>6.264.565<text:s/></text:p>
          </table:table-cell>
          <table:table-cell office:value-type="float" office:value="4393231.2787042502" table:style-name="ce27">
            <text:p>4.393.231<text:s/></text:p>
          </table:table-cell>
          <table:table-cell office:value-type="float" office:value="3332327.6073887986" table:style-name="ce27">
            <text:p>3.332.328<text:s/></text:p>
          </table:table-cell>
          <table:table-cell office:value-type="float" office:value="9085787.7830241974" table:style-name="ce27">
            <text:p>9.085.788<text:s/></text:p>
          </table:table-cell>
          <table:table-cell office:value-type="float" office:value="1789690.7824279387" table:style-name="ce27">
            <text:p>1.789.691<text:s/></text:p>
          </table:table-cell>
          <table:table-cell office:value-type="float" office:value="16263695.957181454" table:style-name="ce27">
            <text:p>16.263.696<text:s/></text:p>
          </table:table-cell>
          <table:table-cell office:value-type="float" office:value="7308678069.1156979" table:style-name="ce27">
            <text:p>7.308.678.069<text:s/></text:p>
          </table:table-cell>
          <table:table-cell office:value-type="float" office:value="2923310.0614618622" table:style-name="ce27">
            <text:p>2.923.310<text:s/></text:p>
          </table:table-cell>
          <table:table-cell office:value-type="float" office:value="1447014.8365281913" table:style-name="ce27">
            <text:p>1.447.015<text:s/></text:p>
          </table:table-cell>
          <table:table-cell office:value-type="float" office:value="397418.41055987426" table:style-name="ce27">
            <text:p>397.418<text:s/></text:p>
          </table:table-cell>
          <table:table-cell office:value-type="float" office:value="20968885.784090888" table:style-name="ce27">
            <text:p>20.968.886<text:s/></text:p>
          </table:table-cell>
          <table:table-cell office:value-type="float" office:value="23674147.624669351" table:style-name="ce27">
            <text:p>23.674.148<text:s/></text:p>
          </table:table-cell>
          <table:table-cell office:value-type="float" office:value="3475102.9738084208" table:style-name="ce27">
            <text:p>3.475.103<text:s/></text:p>
          </table:table-cell>
          <table:table-cell office:value-type="float" office:value="148729121.78626797" table:style-name="ce27">
            <text:p>148.729.122<text:s/></text:p>
          </table:table-cell>
          <table:table-cell office:value-type="float" office:value="1298201.6278473316" table:style-name="ce27">
            <text:p>1.298.202<text:s/></text:p>
          </table:table-cell>
          <table:table-cell office:value-type="float" office:value="7653927119.6700001" table:style-name="ce28">
            <text:p>7.653.927.12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26944059.85720271" table:style-name="ce21">
            <text:p>126.944.060<text:s/></text:p>
          </table:table-cell>
          <table:table-cell office:value-type="float" office:value="403538982.4139663" table:style-name="ce21">
            <text:p>403.538.982<text:s/></text:p>
          </table:table-cell>
          <table:table-cell office:value-type="float" office:value="1330354406.2386882" table:style-name="ce21">
            <text:p>1.330.354.406<text:s/></text:p>
          </table:table-cell>
          <table:table-cell office:value-type="float" office:value="123488042.46982285" table:style-name="ce21">
            <text:p>123.488.042<text:s/></text:p>
          </table:table-cell>
          <table:table-cell office:value-type="float" office:value="2945897894.6554837" table:style-name="ce21">
            <text:p>2.945.897.895<text:s/></text:p>
          </table:table-cell>
          <table:table-cell office:value-type="float" office:value="2378786534.4683423" table:style-name="ce21">
            <text:p>2.378.786.534<text:s/></text:p>
          </table:table-cell>
          <table:table-cell office:value-type="float" office:value="10731091800.280729" table:style-name="ce21">
            <text:p>10.731.091.800<text:s/></text:p>
          </table:table-cell>
          <table:table-cell office:value-type="float" office:value="2238548145.8670683" table:style-name="ce21">
            <text:p>2.238.548.146<text:s/></text:p>
          </table:table-cell>
          <table:table-cell office:value-type="float" office:value="2042089073.0276361" table:style-name="ce21">
            <text:p>2.042.089.073<text:s/></text:p>
          </table:table-cell>
          <table:table-cell office:value-type="float" office:value="799490407.5506053" table:style-name="ce21">
            <text:p>799.490.408<text:s/></text:p>
          </table:table-cell>
          <table:table-cell office:value-type="float" office:value="9044615804.0946293" table:style-name="ce21">
            <text:p>9.044.615.804<text:s/></text:p>
          </table:table-cell>
          <table:table-cell office:value-type="float" office:value="717679310.08960497" table:style-name="ce21">
            <text:p>717.679.310<text:s/></text:p>
          </table:table-cell>
          <table:table-cell office:value-type="float" office:value="1034380345.3427579" table:style-name="ce21">
            <text:p>1.034.380.345<text:s/></text:p>
          </table:table-cell>
          <table:table-cell office:value-type="float" office:value="1131816927.29984" table:style-name="ce21">
            <text:p>1.131.816.927<text:s/></text:p>
          </table:table-cell>
          <table:table-cell office:value-type="float" office:value="639016340.4890765" table:style-name="ce21">
            <text:p>639.016.340<text:s/></text:p>
          </table:table-cell>
          <table:table-cell office:value-type="float" office:value="2462858012.3769631" table:style-name="ce21">
            <text:p>2.462.858.012<text:s/></text:p>
          </table:table-cell>
          <table:table-cell office:value-type="float" office:value="447943480.04041308" table:style-name="ce21">
            <text:p>447.943.480<text:s/></text:p>
          </table:table-cell>
          <table:table-cell office:value-type="float" office:value="6568867217.3242931" table:style-name="ce21">
            <text:p>6.568.867.217<text:s/></text:p>
          </table:table-cell>
          <table:table-cell office:value-type="float" office:value="30383190148.768311" table:style-name="ce21">
            <text:p>30.383.190.149<text:s/></text:p>
          </table:table-cell>
          <table:table-cell office:value-type="float" office:value="606870245.72893429" table:style-name="ce21">
            <text:p>606.870.246<text:s/></text:p>
          </table:table-cell>
          <table:table-cell office:value-type="float" office:value="322031159.38294375" table:style-name="ce21">
            <text:p>322.031.159<text:s/></text:p>
          </table:table-cell>
          <table:table-cell office:value-type="float" office:value="112070280.2222431" table:style-name="ce21">
            <text:p>112.070.280<text:s/></text:p>
          </table:table-cell>
          <table:table-cell office:value-type="float" office:value="7465546930.4819021" table:style-name="ce21">
            <text:p>7.465.546.930<text:s/></text:p>
          </table:table-cell>
          <table:table-cell office:value-type="float" office:value="5591022698.169425" table:style-name="ce21">
            <text:p>5.591.022.698<text:s/></text:p>
          </table:table-cell>
          <table:table-cell office:value-type="float" office:value="423949713.83225155" table:style-name="ce21">
            <text:p>423.949.714<text:s/></text:p>
          </table:table-cell>
          <table:table-cell office:value-type="float" office:value="65308702419.842819" table:style-name="ce21">
            <text:p>65.308.702.420<text:s/></text:p>
          </table:table-cell>
          <table:table-cell office:value-type="float" office:value="238704499.86404204" table:style-name="ce21">
            <text:p>238.704.500<text:s/></text:p>
          </table:table-cell>
          <table:table-cell office:value-type="float" office:value="155619494880.18002" table:style-name="ce22">
            <text:p>155.619.494.88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2-15T17:44:17Z</dc:date>
    <meta:print-date>2011-05-12T16:46:54Z</meta:print-date>
    <meta:editing-cycles>41</meta:editing-cycles>
    <meta:editing-duration>PT4293S</meta:editing-duration>
  </office:meta>
</office:document-meta>
</file>